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style:text-underline-style="solid" style:text-underline-width="auto" style:text-underline-color="font-color" fo:font-weight="bold" style:font-weight-asian="bold" style:font-weight-complex="bold"/>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text-underline-style="solid" style:text-underline-width="auto" style:text-underline-color="font-color" fo:font-weight="bold" style:font-name-asian="Consolas" style:font-size-asian="10pt" style:font-weight-asian="bold" style:font-name-complex="Consolas" style:font-size-complex="10pt" style:font-weight-complex="bold"/>
    </style:style>
    <style:style style:name="P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Trebuchet MS" style:text-underline-style="solid" style:text-underline-width="auto" style:text-underline-color="font-color" fo:font-weight="bold" style:font-weight-asian="bold" style:font-weight-complex="bold"/>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Trebuchet M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font-name="Trebuchet MS" fo:font-size="10pt" fo:font-style="italic" style:text-underline-style="none" fo:font-weight="normal" style:font-size-asian="10pt" style:font-style-asian="italic" style:font-weight-asian="normal" style:font-size-complex="10pt" style:font-style-complex="italic" style:font-weight-complex="normal"/>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style:font-name="Trebuchet MS" fo:font-size="10pt" fo:font-style="italic" style:text-underline-style="none" fo:font-weight="bold" style:font-size-asian="10pt" style:font-style-asian="italic" style:font-weight-asian="bold" style:font-size-complex="10pt" style:font-style-complex="italic" style:font-weight-complex="bold"/>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13" style:family="paragraph" style:parent-style-name="Standard" style:list-style-name="">
      <style:paragraph-properties fo:margin-left="0cm" fo:margin-right="0cm" fo:text-align="start" style:justify-single-word="false" fo:text-indent="0cm" style:auto-text-indent="false" style:text-autospace="none"/>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color="#7f0055"/>
    </style:style>
    <style:style style:name="T2" style:family="text">
      <style:text-properties fo:color="#7f0055" fo:font-weight="bold" style:font-weight-asian="bold" style:font-weight-complex="bold"/>
    </style:style>
    <style:style style:name="T3" style:family="text">
      <style:text-properties fo:color="#7f0055" style:text-underline-style="solid" style:text-underline-width="auto" style:text-underline-color="font-color" fo:font-weight="bold" style:font-weight-asian="bold" style:font-weight-complex="bold"/>
    </style:style>
    <style:style style:name="T4" style:family="text">
      <style:text-properties fo:color="#000000"/>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7" style:family="text">
      <style:text-properties fo:color="#000000" style:font-name="Consolas" style:font-name-asian="Consolas" style:font-name-complex="Consolas"/>
    </style:style>
    <style:style style:name="T8" style:family="text">
      <style:text-properties fo:color="#000000" style:font-name="Consolas" fo:font-size="12pt" style:font-name-asian="Consolas" style:font-size-asian="12pt" style:font-name-complex="Consolas" style:font-size-complex="12pt"/>
    </style:style>
    <style:style style:name="T9" style:family="text">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T10" style:family="text">
      <style:text-properties fo:color="#000000" style:font-name="Consolas" style:text-underline-style="none" style:font-name-asian="Consolas" style:font-name-complex="Consolas"/>
    </style:style>
    <style:style style:name="T11" style:family="text">
      <style:text-properties fo:color="#000000" style:font-name="Consolas" fo:font-style="italic" style:text-underline-style="none" style:font-name-asian="Consolas" style:font-style-asian="italic" style:font-name-complex="Consolas" style:font-style-complex="italic"/>
    </style:style>
    <style:style style:name="T12" style:family="text">
      <style:text-properties fo:color="#000000" fo:font-style="italic" style:font-style-asian="italic" style:font-style-complex="italic"/>
    </style:style>
    <style:style style:name="T13" style:family="text">
      <style:text-properties fo:color="#000000" style:text-underline-style="solid" style:text-underline-width="auto" style:text-underline-color="font-color"/>
    </style:style>
    <style:style style:name="T14" style:family="text">
      <style:text-properties fo:color="#6a3e3e"/>
    </style:style>
    <style:style style:name="T15" style:family="text">
      <style:text-properties fo:color="#6a3e3e" style:text-underline-style="solid" style:text-underline-width="auto" style:text-underline-color="font-color"/>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color="#7f9fbf" fo:font-weight="bold" style:font-weight-asian="bold" style:font-weight-complex="bold"/>
    </style:style>
    <style:style style:name="T19" style:family="text">
      <style:text-properties fo:color="#0000c0" fo:font-style="italic" fo:font-weight="bold" style:font-style-asian="italic" style:font-weight-asian="bold" style:font-style-complex="italic" style:font-weight-complex="bold"/>
    </style:style>
    <style:style style:name="T20" style:family="text">
      <style:text-properties fo:color="#0000c0" fo:font-style="italic" style:text-underline-style="solid" style:text-underline-width="auto" style:text-underline-color="font-color" fo:font-weight="bold" style:font-style-asian="italic" style:font-weight-asian="bold" style:font-style-complex="italic" style:font-weight-complex="bold"/>
    </style:style>
    <style:style style:name="T21" style:family="text">
      <style:text-properties fo:color="#2a00ff"/>
    </style:style>
    <style:style style:name="T22" style:family="text">
      <style:text-properties fo:color="#3f5fbf"/>
    </style:style>
    <style:style style:name="T23" style:family="text">
      <style:text-properties fo:color="#3f5fbf" style:text-underline-style="solid" style:text-underline-width="auto" style:text-underline-color="font-color"/>
    </style:style>
    <style:style style:name="T2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Calcular IMC (fácil)</text:p>
      <text:p text:style-name="P1"/>
      <text:p text:style-name="P3"><text:span text:style-name="T2">package</text:span><text:span text:style-name="T4"> edu.femxa.val;</text:span></text:p>
      <text:p text:style-name="P3"/>
      <text:p text:style-name="P3"><text:span text:style-name="T2">public</text:span><text:span text:style-name="T4"> </text:span><text:span text:style-name="T2">class</text:span><text:span text:style-name="T4"> Principal { </text:span><text:span text:style-name="T16">//</text:span><text:span text:style-name="T17">la</text:span><text:span text:style-name="T16"> </text:span><text:span text:style-name="T17">clase</text:span><text:span text:style-name="T16"> </text:span><text:span text:style-name="T17">empieza</text:span><text:span text:style-name="T16"> </text:span><text:span text:style-name="T17">aquí</text:span></text:p>
      <text:p text:style-name="P3"/>
      <text:p text:style-name="P3"><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
      <text:p text:style-name="P3"><text:span text:style-name="T4"><text:tab/><text:tab/></text:span><text:span text:style-name="T16">//</text:span><text:span text:style-name="T17">pedir</text:span><text:span text:style-name="T16"> </text:span><text:span text:style-name="T17">peso</text:span></text:p>
      <text:p text:style-name="P3"><text:span text:style-name="T4"><text:tab/><text:tab/></text:span><text:span text:style-name="T16">//</text:span><text:span text:style-name="T17">pedir</text:span><text:span text:style-name="T16"> </text:span><text:span text:style-name="T17">altura</text:span></text:p>
      <text:p text:style-name="P3"><text:span text:style-name="T4"><text:tab/><text:tab/></text:span><text:span text:style-name="T16">//</text:span><text:span text:style-name="T17">calcular</text:span><text:span text:style-name="T16"> </text:span><text:span text:style-name="T17">imc</text:span><text:span text:style-name="T16"> = </text:span><text:span text:style-name="T17">peso</text:span><text:span text:style-name="T16">/</text:span><text:span text:style-name="T17">altura</text:span><text:span text:style-name="T16">*</text:span><text:span text:style-name="T17">altura</text:span></text:p>
      <text:p text:style-name="P3"><text:span text:style-name="T4"><text:tab/><text:tab/></text:span><text:span text:style-name="T16">//</text:span><text:span text:style-name="T17">mostrar</text:span><text:span text:style-name="T16"> IMC</text:span></text:p>
      <text:p text:style-name="P5"><text:tab/><text:tab/></text:p>
      <text:p text:style-name="P3"><text:span text:style-name="T4"><text:tab/><text:tab/></text:span><text:span text:style-name="T2">double</text:span><text:span text:style-name="T4"> </text:span><text:span text:style-name="T14">peso</text:span><text:span text:style-name="T4"> = 81.7;</text:span><text:span text:style-name="T16">//</text:span><text:span text:style-name="T17">peso</text:span><text:span text:style-name="T16"> </text:span><text:span text:style-name="T17">en</text:span><text:span text:style-name="T16"> </text:span><text:span text:style-name="T17">kilos</text:span></text:p>
      <text:p text:style-name="P3"><text:span text:style-name="T4"><text:tab/><text:tab/></text:span><text:span text:style-name="T2">double</text:span><text:span text:style-name="T4"> </text:span><text:span text:style-name="T14">altura</text:span><text:span text:style-name="T4"> = 1.85;</text:span><text:span text:style-name="T16">//</text:span><text:span text:style-name="T17">altura</text:span><text:span text:style-name="T16"> </text:span><text:span text:style-name="T17">en</text:span><text:span text:style-name="T16"> m</text:span></text:p>
      <text:p text:style-name="P5"><text:tab/><text:tab/></text:p>
      <text:p text:style-name="P3"><text:span text:style-name="T4"><text:tab/><text:tab/></text:span><text:span text:style-name="T2">double</text:span><text:span text:style-name="T4"> </text:span><text:span text:style-name="T14">imc</text:span><text:span text:style-name="T4"> = </text:span><text:span text:style-name="T14">peso</text:span><text:span text:style-name="T4"> / (</text:span><text:span text:style-name="T14">altura</text:span><text:span text:style-name="T4"> * </text:span><text:span text:style-name="T14">altura</text:span><text:span text:style-name="T4">);</text:span></text:p>
      <text:p text:style-name="P5"><text:tab/><text:tab/></text:p>
      <text:p text:style-name="P3"><text:span text:style-name="T4"><text:tab/><text:tab/>System.</text:span><text:span text:style-name="T19">out</text:span><text:span text:style-name="T4">.println(</text:span><text:span text:style-name="T14">imc</text:span><text:span text:style-name="T4">);</text:span></text:p>
      <text:p text:style-name="P5"><text:tab/>}</text:p>
      <text:p text:style-name="P3"><text:span text:style-name="T4">}</text:span></text:p>
      <text:p text:style-name="P7"><text:span text:style-name="T4"/></text:p>
      <text:p text:style-name="P8"><text:span text:style-name="T4">Calcular IMC (pidiendole al usuario)</text:span></text:p>
      <text:p text:style-name="P7"><text:span text:style-name="T4"/></text:p>
      <text:p text:style-name="P3"><text:span text:style-name="T2">package</text:span><text:span text:style-name="T4"> edu.femxa.val;</text:span></text:p>
      <text:p text:style-name="P3"/>
      <text:p text:style-name="P3"><text:span text:style-name="T2">import</text:span><text:span text:style-name="T4"> java.util.Scanner;</text:span></text:p>
      <text:p text:style-name="P3"/>
      <text:p text:style-name="P3"><text:span text:style-name="T2">public</text:span><text:span text:style-name="T4"> </text:span><text:span text:style-name="T2">class</text:span><text:span text:style-name="T4"> Principal { </text:span><text:span text:style-name="T16">//</text:span><text:span text:style-name="T17">la</text:span><text:span text:style-name="T16"> </text:span><text:span text:style-name="T17">clase</text:span><text:span text:style-name="T16"> </text:span><text:span text:style-name="T17">empieza</text:span><text:span text:style-name="T16"> </text:span><text:span text:style-name="T17">aquí</text:span></text:p>
      <text:p text:style-name="P3"/>
      <text:p text:style-name="P3"><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
      <text:p text:style-name="P3"><text:span text:style-name="T4"><text:tab/><text:tab/></text:span><text:span text:style-name="T16">//</text:span><text:span text:style-name="T17">pedir</text:span><text:span text:style-name="T16"> </text:span><text:span text:style-name="T17">peso</text:span></text:p>
      <text:p text:style-name="P3"><text:span text:style-name="T4"><text:tab/><text:tab/></text:span><text:span text:style-name="T16">//</text:span><text:span text:style-name="T17">pedir</text:span><text:span text:style-name="T16"> </text:span><text:span text:style-name="T17">altura</text:span></text:p>
      <text:p text:style-name="P3"><text:span text:style-name="T4"><text:tab/><text:tab/></text:span><text:span text:style-name="T16">//</text:span><text:span text:style-name="T17">calcular</text:span><text:span text:style-name="T16"> </text:span><text:span text:style-name="T17">imc</text:span><text:span text:style-name="T16"> = </text:span><text:span text:style-name="T17">peso</text:span><text:span text:style-name="T16">/</text:span><text:span text:style-name="T17">altura</text:span><text:span text:style-name="T16">*</text:span><text:span text:style-name="T17">altura</text:span></text:p>
      <text:p text:style-name="P3"><text:span text:style-name="T4"><text:tab/><text:tab/></text:span><text:span text:style-name="T16">//</text:span><text:span text:style-name="T17">mostrar</text:span><text:span text:style-name="T16"> IMC</text:span></text:p>
      <text:p text:style-name="P5"><text:tab/><text:tab/></text:p>
      <text:p text:style-name="P3"><text:span text:style-name="T4"><text:tab/><text:tab/></text:span><text:span text:style-name="T2">double</text:span><text:span text:style-name="T4"> </text:span><text:span text:style-name="T14">peso</text:span><text:span text:style-name="T4"> = 0; </text:span><text:span text:style-name="T16">//</text:span><text:span text:style-name="T17">peso</text:span><text:span text:style-name="T16"> </text:span><text:span text:style-name="T17">en</text:span><text:span text:style-name="T16"> </text:span><text:span text:style-name="T17">kilos</text:span></text:p>
      <text:p text:style-name="P5"><text:tab/><text:tab/></text:p>
      <text:p text:style-name="P3"><text:span text:style-name="T4"><text:tab/><text:tab/>Scanner </text:span><text:span text:style-name="T15">scanner</text:span><text:span text:style-name="T4"> = </text:span><text:span text:style-name="T2">new</text:span><text:span text:style-name="T4"> Scanner(System.</text:span><text:span text:style-name="T19">in</text:span><text:span text:style-name="T4">);</text:span></text:p>
      <text:p text:style-name="P3"><text:span text:style-name="T4"><text:tab/><text:tab/>System.</text:span><text:span text:style-name="T19">out</text:span><text:span text:style-name="T4">.println(</text:span><text:span text:style-name="T21">"introduzca el peso:"</text:span><text:span text:style-name="T4">); </text:span></text:p>
      <text:p text:style-name="P3"><text:span text:style-name="T4"><text:tab/><text:tab/></text:span><text:span text:style-name="T14">peso</text:span><text:span text:style-name="T4"> = </text:span><text:span text:style-name="T14">scanner</text:span><text:span text:style-name="T4">.nextDouble();</text:span></text:p>
      <text:p text:style-name="P5"><text:tab/><text:tab/></text:p>
      <text:p text:style-name="P3"><text:span text:style-name="T4"><text:tab/><text:tab/></text:span><text:span text:style-name="T2">double</text:span><text:span text:style-name="T4"> </text:span><text:span text:style-name="T14">altura</text:span><text:span text:style-name="T4"> = 0; </text:span><text:span text:style-name="T16">//</text:span><text:span text:style-name="T17">altura</text:span><text:span text:style-name="T16"> </text:span><text:span text:style-name="T17">en</text:span><text:span text:style-name="T16"> m</text:span></text:p>
      <text:p text:style-name="P5"><text:tab/><text:tab/></text:p>
      <text:p text:style-name="P3"><text:span text:style-name="T4"><text:tab/><text:tab/>Scanner </text:span><text:span text:style-name="T15">scanner2</text:span><text:span text:style-name="T4"> = </text:span><text:span text:style-name="T2">new</text:span><text:span text:style-name="T4"> Scanner(System.</text:span><text:span text:style-name="T19">in</text:span><text:span text:style-name="T4">); </text:span><text:span text:style-name="T16">//scanner2 </text:span><text:span text:style-name="T17">porque</text:span><text:span text:style-name="T16"> </text:span><text:span text:style-name="T17">dos</text:span><text:span text:style-name="T16"> variables </text:span><text:span text:style-name="T17">en</text:span><text:span text:style-name="T16"> </text:span><text:span text:style-name="T17">la</text:span><text:span text:style-name="T16"> </text:span><text:span text:style-name="T17">misma</text:span><text:span text:style-name="T16"> </text:span><text:span text:style-name="T17">clase</text:span><text:span text:style-name="T16"> no </text:span><text:span text:style-name="T17">pueden</text:span><text:span text:style-name="T16"> </text:span><text:span text:style-name="T17">tener</text:span><text:span text:style-name="T16"> el </text:span><text:span text:style-name="T17">mismo</text:span><text:span text:style-name="T16"> </text:span><text:span text:style-name="T17">nombre</text:span></text:p>
      <text:p text:style-name="P3"><text:span text:style-name="T4"><text:tab/><text:tab/>System.</text:span><text:span text:style-name="T19">out</text:span><text:span text:style-name="T4">.println(</text:span><text:span text:style-name="T21">"introduzca su altura:"</text:span><text:span text:style-name="T4">);</text:span></text:p>
      <text:p text:style-name="P3"><text:span text:style-name="T4"><text:tab/><text:tab/></text:span><text:span text:style-name="T14">altura</text:span><text:span text:style-name="T4"> = </text:span><text:span text:style-name="T14">scanner2</text:span><text:span text:style-name="T4">.nextDouble();</text:span></text:p>
      <text:p text:style-name="P5"><text:tab/></text:p>
      <text:p text:style-name="P3"><text:span text:style-name="T4"><text:tab/><text:tab/></text:span><text:span text:style-name="T2">double</text:span><text:span text:style-name="T4"> </text:span><text:span text:style-name="T14">imc</text:span><text:span text:style-name="T4"> = </text:span><text:span text:style-name="T14">peso</text:span><text:span text:style-name="T4"> / (</text:span><text:span text:style-name="T14">altura</text:span><text:span text:style-name="T4"> * </text:span><text:span text:style-name="T14">altura</text:span><text:span text:style-name="T4">);</text:span></text:p>
      <text:p text:style-name="P3"><text:span text:style-name="T4"><text:tab/><text:tab/>System.</text:span><text:span text:style-name="T19">out</text:span><text:span text:style-name="T4">.println(</text:span><text:span text:style-name="T21">"Su imc es:"</text:span><text:span text:style-name="T4">);</text:span></text:p>
      <text:p text:style-name="P3"><text:span text:style-name="T4"><text:tab/><text:tab/>System.</text:span><text:span text:style-name="T19">out</text:span><text:span text:style-name="T4">.println(</text:span><text:span text:style-name="T14">imc</text:span><text:span text:style-name="T4">);</text:span></text:p>
      <text:p text:style-name="P5"><text:tab/>}</text:p>
      <text:p text:style-name="P3"/>
      <text:p text:style-name="P7"><text:span text:style-name="T5">}</text:span></text:p>
      <text:p text:style-name="P7"><text:span text:style-name="T5"/></text:p>
      <text:p text:style-name="P7"><text:span text:style-name="T5"/></text:p>
      <text:p text:style-name="P7"><text:soft-page-break/><text:span text:style-name="T5"/></text:p>
      <text:p text:style-name="P9"><text:span text:style-name="T7">Calcular IMC (Forma correcta y completa)</text:span></text:p>
      <text:p text:style-name="P9"><text:span text:style-name="T7"/></text:p>
      <text:p text:style-name="P10"><text:span text:style-name="T7">Esta es la forma correcta de programar, ya que estamos utilizando solo un método para luego llamar solo a los datos sin necesidad de hacer un método para cada uno por separado. Por eso hacemos el primer num leído para que ese método (creado en la public class) para luego llamarla para que pida peso y altura. </text:span></text:p>
      <text:p text:style-name="P10"><text:span text:style-name="T7"/></text:p>
      <text:p text:style-name="P11"><text:span text:style-name="T7"><text:s text:c="26"/></text:span><text:span text:style-name="T8">¡SIEMPRE REVISA LAS LLAVES!</text:span></text:p>
      <text:p text:style-name="P9"><text:span text:style-name="T7"/></text:p>
      <text:p text:style-name="P7"><text:span text:style-name="T5"/></text:p>
      <text:p text:style-name="P3"><text:span text:style-name="T2">package</text:span><text:span text:style-name="T4"> edu.femxa.val;</text:span></text:p>
      <text:p text:style-name="P3"/>
      <text:p text:style-name="P3"><text:span text:style-name="T2">import</text:span><text:span text:style-name="T4"> java.util.Scanner;</text:span></text:p>
      <text:p text:style-name="P3"/>
      <text:p text:style-name="P3"><text:span text:style-name="T2">public</text:span><text:span text:style-name="T4"> </text:span><text:span text:style-name="T2">class</text:span><text:span text:style-name="T4"> Principal { <text:s text:c="8"/></text:span><text:span text:style-name="T16">//</text:span><text:span text:style-name="T17">la</text:span><text:span text:style-name="T16"> </text:span><text:span text:style-name="T17">clase</text:span><text:span text:style-name="T16"> </text:span><text:span text:style-name="T17">empieza</text:span><text:span text:style-name="T16"> </text:span><text:span text:style-name="T17">aquí</text:span></text:p>
      <text:p text:style-name="P3"><text:span text:style-name="T4"><text:tab/></text:span><text:span text:style-name="T22">/**</text:span></text:p>
      <text:p text:style-name="P12"><text:tab/> * <text:span text:style-name="T24">pido</text:span> <text:span text:style-name="T24">un</text:span> <text:span text:style-name="T24">numero</text:span> a <text:span text:style-name="T24">traves</text:span> <text:span text:style-name="T24">de</text:span> <text:span text:style-name="T24">teclado</text:span> <text:span text:style-name="T24">al</text:span> <text:span text:style-name="T24">usuario</text:span></text:p>
      <text:p text:style-name="P3"><text:span text:style-name="T22"><text:tab/> * </text:span><text:span text:style-name="T18">@return</text:span><text:span text:style-name="T22"> el </text:span><text:span text:style-name="T23">numero</text:span><text:span text:style-name="T22"> </text:span><text:span text:style-name="T23">introducido</text:span><text:span text:style-name="T22"> </text:span><text:span text:style-name="T23">por</text:span><text:span text:style-name="T22"> el </text:span><text:span text:style-name="T23">usuario</text:span></text:p>
      <text:p text:style-name="P12"><text:tab/> */</text:p>
      <text:p text:style-name="P3"><text:span text:style-name="T4"><text:tab/></text:span><text:span text:style-name="T2">public</text:span><text:span text:style-name="T4"> </text:span><text:span text:style-name="T2">static</text:span><text:span text:style-name="T4"> </text:span><text:span text:style-name="T2">double</text:span><text:span text:style-name="T4"> pedirNumeroDouble (</text:span><text:span text:style-name="T16">/*ENTRADA </text:span><text:span text:style-name="T17">para</text:span><text:span text:style-name="T16"> </text:span><text:span text:style-name="T17">pedir</text:span><text:span text:style-name="T16"> no </text:span><text:span text:style-name="T17">necesitas</text:span><text:span text:style-name="T16"> </text:span><text:span text:style-name="T17">nada</text:span><text:span text:style-name="T16"> </text:span><text:span text:style-name="T17">para</text:span><text:span text:style-name="T16"> </text:span><text:span text:style-name="T17">empezar</text:span><text:span text:style-name="T16"> el </text:span><text:span text:style-name="T17">metodo</text:span><text:span text:style-name="T16">*/</text:span><text:span text:style-name="T4">)</text:span></text:p>
      <text:p text:style-name="P3"><text:span text:style-name="T4"><text:tab/><text:tab/><text:tab/></text:span><text:span text:style-name="T16">//</text:span><text:span text:style-name="T17">este</text:span><text:span text:style-name="T16"> double </text:span><text:span text:style-name="T17">se</text:span><text:span text:style-name="T16"> </text:span><text:span text:style-name="T17">pone</text:span><text:span text:style-name="T16"> </text:span><text:span text:style-name="T17">xq</text:span><text:span text:style-name="T16"> </text:span><text:span text:style-name="T17">es</text:span><text:span text:style-name="T16"> </text:span><text:span text:style-name="T17">lo</text:span><text:span text:style-name="T16"> </text:span><text:span text:style-name="T17">que</text:span><text:span text:style-name="T16"> </text:span><text:span text:style-name="T17">tiene</text:span><text:span text:style-name="T16"> q </text:span><text:span text:style-name="T17">devolver</text:span><text:span text:style-name="T16">.</text:span></text:p>
      <text:p text:style-name="P3"><text:span text:style-name="T4"><text:tab/>{ </text:span><text:span text:style-name="T2">double</text:span><text:span text:style-name="T4"> </text:span><text:span text:style-name="T14">num_leido</text:span><text:span text:style-name="T4"> = 0;</text:span></text:p>
      <text:p text:style-name="P5"><text:tab/></text:p>
      <text:p text:style-name="P3"><text:span text:style-name="T4"><text:tab/><text:tab/>Scanner </text:span><text:span text:style-name="T15">scanner</text:span><text:span text:style-name="T4"> = </text:span><text:span text:style-name="T2">new</text:span><text:span text:style-name="T4"> Scanner(System.</text:span><text:span text:style-name="T19">in</text:span><text:span text:style-name="T4">); </text:span><text:span text:style-name="T16">//</text:span><text:span text:style-name="T17">declaro</text:span><text:span text:style-name="T16"> </text:span><text:span text:style-name="T17">un</text:span><text:span text:style-name="T16"> scanner </text:span><text:span text:style-name="T17">para</text:span><text:span text:style-name="T16"> </text:span><text:span text:style-name="T17">que</text:span><text:span text:style-name="T16"> </text:span><text:span text:style-name="T17">entre</text:span><text:span text:style-name="T16"> </text:span><text:span text:style-name="T17">de</text:span><text:span text:style-name="T16"> </text:span><text:span text:style-name="T17">teclado</text:span><text:span text:style-name="T16"> </text:span><text:span text:style-name="T17">que</text:span><text:span text:style-name="T16"> </text:span><text:span text:style-name="T17">es</text:span><text:span text:style-name="T16"> </text:span><text:span text:style-name="T17">un</text:span><text:span text:style-name="T16"> </text:span><text:span text:style-name="T17">metodo</text:span></text:p>
      <text:p text:style-name="P3"><text:span text:style-name="T4"><text:tab/><text:tab/></text:span><text:span text:style-name="T14">num_leido</text:span><text:span text:style-name="T4"> = </text:span><text:span text:style-name="T14">scanner</text:span><text:span text:style-name="T4">.nextDouble (); </text:span><text:span text:style-name="T16">//</text:span><text:span text:style-name="T17">leo</text:span><text:span text:style-name="T16"> </text:span><text:span text:style-name="T17">de</text:span><text:span text:style-name="T16"> </text:span><text:span text:style-name="T17">teclado</text:span><text:span text:style-name="T16"> y </text:span><text:span text:style-name="T17">asigno</text:span><text:span text:style-name="T16"> el valor a num_leido</text:span></text:p>
      <text:p text:style-name="P5"><text:tab/></text:p>
      <text:p text:style-name="P3"><text:span text:style-name="T4"><text:tab/></text:span><text:span text:style-name="T2">return</text:span><text:span text:style-name="T4"> </text:span><text:span text:style-name="T14">num_leido</text:span><text:span text:style-name="T4">;</text:span></text:p>
      <text:p text:style-name="P5"><text:tab/></text:p>
      <text:p text:style-name="P5"><text:tab/><text:tab/><text:tab/>}</text:p>
      <text:p text:style-name="P3"><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
      <text:p text:style-name="P3"><text:span text:style-name="T4"><text:tab/><text:tab/></text:span><text:span text:style-name="T16">//</text:span><text:span text:style-name="T17">pedir</text:span><text:span text:style-name="T16"> </text:span><text:span text:style-name="T17">peso</text:span></text:p>
      <text:p text:style-name="P3"><text:span text:style-name="T4"><text:tab/><text:tab/></text:span><text:span text:style-name="T16">//</text:span><text:span text:style-name="T17">pedir</text:span><text:span text:style-name="T16"> </text:span><text:span text:style-name="T17">altura</text:span></text:p>
      <text:p text:style-name="P3"><text:span text:style-name="T4"><text:tab/><text:tab/></text:span><text:span text:style-name="T16">//</text:span><text:span text:style-name="T17">calcular</text:span><text:span text:style-name="T16"> </text:span><text:span text:style-name="T17">imc</text:span><text:span text:style-name="T16"> = </text:span><text:span text:style-name="T17">peso</text:span><text:span text:style-name="T16">/</text:span><text:span text:style-name="T17">altura</text:span><text:span text:style-name="T16">*</text:span><text:span text:style-name="T17">altura</text:span></text:p>
      <text:p text:style-name="P3"><text:span text:style-name="T4"><text:tab/><text:tab/></text:span><text:span text:style-name="T16">//</text:span><text:span text:style-name="T17">mostrar</text:span><text:span text:style-name="T16"> IMC</text:span></text:p>
      <text:p text:style-name="P5"><text:tab/><text:tab/></text:p>
      <text:p text:style-name="P3"><text:span text:style-name="T4"><text:tab/><text:tab/></text:span><text:span text:style-name="T2">double</text:span><text:span text:style-name="T4"> </text:span><text:span text:style-name="T14">peso</text:span><text:span text:style-name="T4"> = 0;</text:span></text:p>
      <text:p text:style-name="P3"><text:span text:style-name="T4"><text:tab/><text:tab/></text:span><text:span text:style-name="T2">double</text:span><text:span text:style-name="T4"> </text:span><text:span text:style-name="T14">altura</text:span><text:span text:style-name="T4"> = 0;</text:span></text:p>
      <text:p text:style-name="P3"><text:span text:style-name="T4"><text:tab/><text:tab/></text:span><text:span text:style-name="T2">double</text:span><text:span text:style-name="T4"> </text:span><text:span text:style-name="T14">imc</text:span><text:span text:style-name="T4"> = 0;</text:span></text:p>
      <text:p text:style-name="P5"><text:tab/><text:tab/></text:p>
      <text:p text:style-name="P3"><text:span text:style-name="T4"><text:tab/><text:tab/>System.</text:span><text:span text:style-name="T19">out</text:span><text:span text:style-name="T4">.println(</text:span><text:span text:style-name="T21">"introduzca el peso (kg): "</text:span><text:span text:style-name="T4">);</text:span></text:p>
      <text:p text:style-name="P3"><text:span text:style-name="T4"><text:tab/><text:tab/></text:span><text:span text:style-name="T14">peso</text:span><text:span text:style-name="T4"> = </text:span><text:span text:style-name="T12">pedirNumeroDouble</text:span><text:span text:style-name="T4">();</text:span></text:p>
      <text:p text:style-name="P5"><text:tab/><text:tab/></text:p>
      <text:p text:style-name="P3"><text:span text:style-name="T4"><text:tab/><text:tab/>System.</text:span><text:span text:style-name="T19">out</text:span><text:span text:style-name="T4">.println(</text:span><text:span text:style-name="T21">"introduzca su altura (m): "</text:span><text:span text:style-name="T4">);</text:span></text:p>
      <text:p text:style-name="P3"><text:span text:style-name="T4"><text:tab/><text:tab/></text:span><text:span text:style-name="T14">altura</text:span><text:span text:style-name="T4"> = </text:span><text:span text:style-name="T12">pedirNumeroDouble</text:span><text:span text:style-name="T4">(); </text:span></text:p>
      <text:p text:style-name="P5"><text:tab/><text:tab/></text:p>
      <text:p text:style-name="P3"><text:span text:style-name="T4"><text:tab/><text:tab/></text:span><text:span text:style-name="T14">imc</text:span><text:span text:style-name="T4"> = </text:span><text:span text:style-name="T14">peso</text:span><text:span text:style-name="T4"> / (</text:span><text:span text:style-name="T14">altura</text:span><text:span text:style-name="T4">*</text:span><text:span text:style-name="T14">altura</text:span><text:span text:style-name="T4">);</text:span></text:p>
      <text:p text:style-name="P3"><text:span text:style-name="T4"><text:tab/><text:tab/>System.</text:span><text:span text:style-name="T19">out</text:span><text:span text:style-name="T4">.println(</text:span><text:span text:style-name="T21">"Su imc es:"</text:span><text:span text:style-name="T4">);</text:span></text:p>
      <text:p text:style-name="P3"><text:span text:style-name="T4"><text:tab/><text:tab/>System.</text:span><text:span text:style-name="T19">out</text:span><text:span text:style-name="T4">.println(</text:span><text:span text:style-name="T14">imc</text:span><text:span text:style-name="T4">);</text:span></text:p>
      <text:p text:style-name="P5"><text:tab/></text:p>
      <text:p text:style-name="P5"><text:tab/><text:tab/></text:p>
      <text:p text:style-name="P5"><text:tab/>}</text:p>
      <text:p text:style-name="P3"/>
      <text:p text:style-name="P5">}</text:p>
      <text:p text:style-name="P7"><text:span text:style-name="T5"/></text:p>
      <text:p text:style-name="P7"><text:span text:style-name="T5"/></text:p>
      <text:p text:style-name="P7"><text:soft-page-break/></text:p>
      <text:p text:style-name="P9"><text:span text:style-name="T7">Calcular IMC (con condiciones)</text:span></text:p>
      <text:p text:style-name="P7"/>
      <text:p text:style-name="P7"/>
      <text:p text:style-name="P3"><text:span text:style-name="T2">package</text:span><text:span text:style-name="T4"> edu.femxa.val;</text:span></text:p>
      <text:p text:style-name="P3"/>
      <text:p text:style-name="P3"><text:span text:style-name="T2">import</text:span><text:span text:style-name="T4"> java.util.Scanner;</text:span></text:p>
      <text:p text:style-name="P3"/>
      <text:p text:style-name="P3"><text:span text:style-name="T2">public</text:span><text:span text:style-name="T4"> </text:span><text:span text:style-name="T2">class</text:span><text:span text:style-name="T4"> Principal { <text:s text:c="8"/></text:span><text:span text:style-name="T16">//</text:span><text:span text:style-name="T17">la</text:span><text:span text:style-name="T16"> </text:span><text:span text:style-name="T17">clase</text:span><text:span text:style-name="T16"> </text:span><text:span text:style-name="T17">empieza</text:span><text:span text:style-name="T16"> </text:span><text:span text:style-name="T17">aquí</text:span></text:p>
      <text:p text:style-name="P3"><text:span text:style-name="T4"><text:tab/></text:span><text:span text:style-name="T22">/**</text:span></text:p>
      <text:p text:style-name="P12"><text:tab/> * <text:span text:style-name="T24">pido</text:span> <text:span text:style-name="T24">un</text:span> <text:span text:style-name="T24">numero</text:span> a <text:span text:style-name="T24">traves</text:span> <text:span text:style-name="T24">de</text:span> <text:span text:style-name="T24">teclado</text:span> <text:span text:style-name="T24">al</text:span> <text:span text:style-name="T24">usuario</text:span></text:p>
      <text:p text:style-name="P3"><text:span text:style-name="T22"><text:tab/> * </text:span><text:span text:style-name="T18">@return</text:span><text:span text:style-name="T22"> el </text:span><text:span text:style-name="T23">numero</text:span><text:span text:style-name="T22"> </text:span><text:span text:style-name="T23">introducido</text:span><text:span text:style-name="T22"> </text:span><text:span text:style-name="T23">por</text:span><text:span text:style-name="T22"> el </text:span><text:span text:style-name="T23">usuario</text:span></text:p>
      <text:p text:style-name="P12"><text:tab/> */</text:p>
      <text:p text:style-name="P3"><text:span text:style-name="T4"><text:tab/></text:span><text:span text:style-name="T2">public</text:span><text:span text:style-name="T4"> </text:span><text:span text:style-name="T2">static</text:span><text:span text:style-name="T4"> </text:span><text:span text:style-name="T2">double</text:span><text:span text:style-name="T4"> pedirNumeroDouble (</text:span><text:span text:style-name="T16">/*ENTRADA </text:span><text:span text:style-name="T17">para</text:span><text:span text:style-name="T16"> </text:span><text:span text:style-name="T17">pedir</text:span><text:span text:style-name="T16"> no </text:span><text:span text:style-name="T17">necesitas</text:span><text:span text:style-name="T16"> </text:span><text:span text:style-name="T17">nada</text:span><text:span text:style-name="T16"> </text:span><text:span text:style-name="T17">para</text:span><text:span text:style-name="T16"> </text:span><text:span text:style-name="T17">empezar</text:span><text:span text:style-name="T16"> el </text:span><text:span text:style-name="T17">metodo</text:span><text:span text:style-name="T16">*/</text:span><text:span text:style-name="T4">)</text:span></text:p>
      <text:p text:style-name="P3"><text:span text:style-name="T4"><text:tab/><text:tab/><text:tab/></text:span><text:span text:style-name="T16">//</text:span><text:span text:style-name="T17">este</text:span><text:span text:style-name="T16"> double </text:span><text:span text:style-name="T17">se</text:span><text:span text:style-name="T16"> </text:span><text:span text:style-name="T17">pone</text:span><text:span text:style-name="T16"> </text:span><text:span text:style-name="T17">xq</text:span><text:span text:style-name="T16"> </text:span><text:span text:style-name="T17">es</text:span><text:span text:style-name="T16"> </text:span><text:span text:style-name="T17">lo</text:span><text:span text:style-name="T16"> </text:span><text:span text:style-name="T17">que</text:span><text:span text:style-name="T16"> </text:span><text:span text:style-name="T17">tiene</text:span><text:span text:style-name="T16"> q </text:span><text:span text:style-name="T17">devolver</text:span><text:span text:style-name="T16">.</text:span></text:p>
      <text:p text:style-name="P3"><text:span text:style-name="T4"><text:tab/>{ </text:span><text:span text:style-name="T2">double</text:span><text:span text:style-name="T4"> </text:span><text:span text:style-name="T14">num_leido</text:span><text:span text:style-name="T4"> = 0;</text:span></text:p>
      <text:p text:style-name="P5"><text:tab/></text:p>
      <text:p text:style-name="P3"><text:span text:style-name="T4"><text:tab/><text:tab/>Scanner </text:span><text:span text:style-name="T15">scanner</text:span><text:span text:style-name="T4"> = </text:span><text:span text:style-name="T2">new</text:span><text:span text:style-name="T4"> Scanner(System.</text:span><text:span text:style-name="T19">in</text:span><text:span text:style-name="T4">); </text:span><text:span text:style-name="T16">//</text:span><text:span text:style-name="T17">declaro</text:span><text:span text:style-name="T16"> </text:span><text:span text:style-name="T17">un</text:span><text:span text:style-name="T16"> scanner </text:span><text:span text:style-name="T17">para</text:span><text:span text:style-name="T16"> </text:span><text:span text:style-name="T17">que</text:span><text:span text:style-name="T16"> </text:span><text:span text:style-name="T17">entre</text:span><text:span text:style-name="T16"> </text:span><text:span text:style-name="T17">de</text:span><text:span text:style-name="T16"> </text:span><text:span text:style-name="T17">teclado</text:span><text:span text:style-name="T16"> </text:span><text:span text:style-name="T17">que</text:span><text:span text:style-name="T16"> </text:span><text:span text:style-name="T17">es</text:span><text:span text:style-name="T16"> </text:span><text:span text:style-name="T17">un</text:span><text:span text:style-name="T16"> </text:span><text:span text:style-name="T17">metodo</text:span></text:p>
      <text:p text:style-name="P3"><text:span text:style-name="T4"><text:tab/><text:tab/></text:span><text:span text:style-name="T14">num_leido</text:span><text:span text:style-name="T4"> = </text:span><text:span text:style-name="T14">scanner</text:span><text:span text:style-name="T4">.nextDouble (); </text:span><text:span text:style-name="T16">//</text:span><text:span text:style-name="T17">leo</text:span><text:span text:style-name="T16"> </text:span><text:span text:style-name="T17">de</text:span><text:span text:style-name="T16"> </text:span><text:span text:style-name="T17">teclado</text:span><text:span text:style-name="T16"> y </text:span><text:span text:style-name="T17">asigno</text:span><text:span text:style-name="T16"> el valor a num_leido</text:span></text:p>
      <text:p text:style-name="P5"><text:tab/></text:p>
      <text:p text:style-name="P3"><text:span text:style-name="T4"><text:tab/></text:span><text:span text:style-name="T2">return</text:span><text:span text:style-name="T4"> </text:span><text:span text:style-name="T14">num_leido</text:span><text:span text:style-name="T4">;</text:span></text:p>
      <text:p text:style-name="P5"><text:tab/>}</text:p>
      <text:p text:style-name="P5"><text:tab/></text:p>
      <text:p text:style-name="P3"><text:span text:style-name="T4"><text:tab/></text:span><text:span text:style-name="T2">public</text:span><text:span text:style-name="T4"> </text:span><text:span text:style-name="T2">static</text:span><text:span text:style-name="T4"> </text:span><text:span text:style-name="T2">float</text:span><text:span text:style-name="T4"> pedirNumeroFloat() {</text:span></text:p>
      <text:p text:style-name="P5"><text:tab/><text:tab/></text:p>
      <text:p text:style-name="P3"><text:span text:style-name="T4"><text:tab/><text:tab/></text:span><text:span text:style-name="T2">float</text:span><text:span text:style-name="T4"> </text:span><text:span text:style-name="T14">num_leido2</text:span><text:span text:style-name="T4"> = 0;</text:span></text:p>
      <text:p text:style-name="P5"><text:tab/><text:tab/><text:tab/></text:p>
      <text:p text:style-name="P3"><text:span text:style-name="T4"><text:tab/><text:tab/>Scanner </text:span><text:span text:style-name="T15">scanner</text:span><text:span text:style-name="T4"> = </text:span><text:span text:style-name="T2">new</text:span><text:span text:style-name="T4"> Scanner (System.</text:span><text:span text:style-name="T19">in</text:span><text:span text:style-name="T4">);</text:span></text:p>
      <text:p text:style-name="P3"><text:span text:style-name="T4"><text:tab/><text:tab/></text:span><text:span text:style-name="T14">num_leido2</text:span><text:span text:style-name="T4"> = </text:span><text:span text:style-name="T14">scanner</text:span><text:span text:style-name="T4">. nextFloat ();</text:span></text:p>
      <text:p text:style-name="P5"><text:tab/><text:tab/><text:tab/></text:p>
      <text:p text:style-name="P3"><text:span text:style-name="T4"><text:tab/><text:tab/></text:span><text:span text:style-name="T2">return</text:span><text:span text:style-name="T4"> </text:span><text:span text:style-name="T14">num_leido2</text:span><text:span text:style-name="T4">; </text:span></text:p>
      <text:p text:style-name="P5"><text:tab/></text:p>
      <text:p text:style-name="P5"><text:tab/>}</text:p>
      <text:p text:style-name="P5"><text:tab/></text:p>
      <text:p text:style-name="P5"><text:tab/><text:tab/><text:tab/></text:p>
      <text:p text:style-name="P3"><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
      <text:p text:style-name="P3"><text:span text:style-name="T4"><text:tab/><text:tab/></text:span><text:span text:style-name="T16">//</text:span><text:span text:style-name="T17">pedir</text:span><text:span text:style-name="T16"> </text:span><text:span text:style-name="T17">peso</text:span></text:p>
      <text:p text:style-name="P3"><text:span text:style-name="T4"><text:tab/><text:tab/></text:span><text:span text:style-name="T16">//</text:span><text:span text:style-name="T17">pedir</text:span><text:span text:style-name="T16"> </text:span><text:span text:style-name="T17">altura</text:span></text:p>
      <text:p text:style-name="P3"><text:span text:style-name="T4"><text:tab/><text:tab/></text:span><text:span text:style-name="T16">//</text:span><text:span text:style-name="T17">calcular</text:span><text:span text:style-name="T16"> </text:span><text:span text:style-name="T17">imc</text:span><text:span text:style-name="T16"> = </text:span><text:span text:style-name="T17">peso</text:span><text:span text:style-name="T16">/</text:span><text:span text:style-name="T17">altura</text:span><text:span text:style-name="T16">*</text:span><text:span text:style-name="T17">altura</text:span></text:p>
      <text:p text:style-name="P3"><text:span text:style-name="T4"><text:tab/><text:tab/></text:span><text:span text:style-name="T16">//</text:span><text:span text:style-name="T17">mostrar</text:span><text:span text:style-name="T16"> IMC</text:span></text:p>
      <text:p text:style-name="P5"><text:tab/><text:tab/></text:p>
      <text:p text:style-name="P3"><text:span text:style-name="T4"><text:tab/><text:tab/></text:span><text:span text:style-name="T2">double</text:span><text:span text:style-name="T4"> </text:span><text:span text:style-name="T14">peso</text:span><text:span text:style-name="T4"> = 0;</text:span></text:p>
      <text:p text:style-name="P3"><text:span text:style-name="T4"><text:tab/><text:tab/></text:span><text:span text:style-name="T2">double</text:span><text:span text:style-name="T4"> </text:span><text:span text:style-name="T14">altura</text:span><text:span text:style-name="T4"> = 0;</text:span></text:p>
      <text:p text:style-name="P3"><text:span text:style-name="T4"><text:tab/><text:tab/></text:span><text:span text:style-name="T2">double</text:span><text:span text:style-name="T4"> </text:span><text:span text:style-name="T14">imc</text:span><text:span text:style-name="T4"> = 0;</text:span></text:p>
      <text:p text:style-name="P5"><text:tab/><text:tab/></text:p>
      <text:p text:style-name="P3"><text:span text:style-name="T4"><text:tab/><text:tab/>System.</text:span><text:span text:style-name="T19">out</text:span><text:span text:style-name="T4">.println(</text:span><text:span text:style-name="T21">"introduzca el peso (kg): "</text:span><text:span text:style-name="T4">);</text:span></text:p>
      <text:p text:style-name="P3"><text:span text:style-name="T4"><text:tab/><text:tab/></text:span><text:span text:style-name="T14">peso</text:span><text:span text:style-name="T4"> = </text:span><text:span text:style-name="T12">pedirNumeroDouble</text:span><text:span text:style-name="T4">();</text:span></text:p>
      <text:p text:style-name="P5"><text:tab/><text:tab/></text:p>
      <text:p text:style-name="P3"><text:span text:style-name="T4"><text:tab/><text:tab/>System.</text:span><text:span text:style-name="T19">out</text:span><text:span text:style-name="T4">.println(</text:span><text:span text:style-name="T21">"introduzca su altura (m): "</text:span><text:span text:style-name="T4">);</text:span></text:p>
      <text:p text:style-name="P3"><text:span text:style-name="T4"><text:tab/><text:tab/></text:span><text:span text:style-name="T14">altura</text:span><text:span text:style-name="T4"> = </text:span><text:span text:style-name="T12">pedirNumeroDouble</text:span><text:span text:style-name="T4">(); </text:span></text:p>
      <text:p text:style-name="P5"><text:tab/><text:tab/></text:p>
      <text:p text:style-name="P3"><text:span text:style-name="T4"><text:tab/><text:tab/></text:span><text:span text:style-name="T14">imc</text:span><text:span text:style-name="T4"> = </text:span><text:span text:style-name="T14">peso</text:span><text:span text:style-name="T4"> / (</text:span><text:span text:style-name="T14">altura</text:span><text:span text:style-name="T4">*</text:span><text:span text:style-name="T14">altura</text:span><text:span text:style-name="T4">);</text:span></text:p>
      <text:p text:style-name="P5"><text:tab/><text:tab/></text:p>
      <text:p text:style-name="P3"><text:span text:style-name="T4"><text:tab/><text:tab/></text:span><text:span text:style-name="T16">//&lt;16 </text:span><text:span text:style-name="T17">desnutrido</text:span></text:p>
      <text:p text:style-name="P3"><text:span text:style-name="T4"><text:tab/><text:tab/></text:span><text:span text:style-name="T16">//16-18,5 </text:span><text:span text:style-name="T17">bajo</text:span><text:span text:style-name="T16"> </text:span><text:span text:style-name="T17">peso</text:span></text:p>
      <text:p text:style-name="P3"><text:span text:style-name="T4"><text:tab/><text:tab/></text:span><text:span text:style-name="T16">//18,5-25 normal</text:span></text:p>
      <text:p text:style-name="P3"><text:soft-page-break/><text:span text:style-name="T4"><text:tab/><text:tab/></text:span><text:span text:style-name="T16">//25-31 </text:span><text:span text:style-name="T17">sobrepeso</text:span></text:p>
      <text:p text:style-name="P3"><text:span text:style-name="T4"><text:tab/><text:tab/></text:span><text:span text:style-name="T16">//&gt;31 </text:span><text:span text:style-name="T17">obesidad</text:span></text:p>
      <text:p text:style-name="P5"><text:tab/><text:tab/></text:p>
      <text:p text:style-name="P3"><text:span text:style-name="T4"><text:tab/><text:tab/></text:span><text:span text:style-name="T2">if</text:span><text:span text:style-name="T4"> (</text:span><text:span text:style-name="T14">imc</text:span><text:span text:style-name="T4"> &lt;= 16)</text:span></text:p>
      <text:p text:style-name="P5"><text:tab/><text:tab/>{</text:p>
      <text:p text:style-name="P3"><text:span text:style-name="T4"><text:tab/><text:tab/><text:tab/>System.</text:span><text:span text:style-name="T19">out</text:span><text:span text:style-name="T4">.println(</text:span><text:span text:style-name="T21">"Estas desnutrido"</text:span><text:span text:style-name="T4">);</text:span></text:p>
      <text:p text:style-name="P5"><text:tab/><text:tab/>}</text:p>
      <text:p text:style-name="P3"><text:span text:style-name="T4"><text:tab/><text:tab/><text:tab/></text:span><text:span text:style-name="T2">else</text:span><text:span text:style-name="T4"> </text:span><text:span text:style-name="T2">if</text:span><text:span text:style-name="T4"> ((</text:span><text:span text:style-name="T14">imc</text:span><text:span text:style-name="T4"> &gt;=16 &amp;&amp; </text:span><text:span text:style-name="T14">imc</text:span><text:span text:style-name="T4"> &lt;18.5))</text:span></text:p>
      <text:p text:style-name="P5"><text:tab/><text:tab/><text:tab/><text:tab/>{</text:p>
      <text:p text:style-name="P3"><text:span text:style-name="T4"><text:tab/><text:tab/><text:tab/><text:tab/>System.</text:span><text:span text:style-name="T19">out</text:span><text:span text:style-name="T4">.println(</text:span><text:span text:style-name="T21">"Estas bajo peso"</text:span><text:span text:style-name="T4">);</text:span></text:p>
      <text:p text:style-name="P5"><text:tab/><text:tab/><text:tab/><text:tab/>}</text:p>
      <text:p text:style-name="P3"><text:span text:style-name="T4"><text:tab/><text:tab/><text:tab/><text:tab/></text:span><text:span text:style-name="T2">else</text:span><text:span text:style-name="T4"> </text:span><text:span text:style-name="T2">if</text:span><text:span text:style-name="T4"> ((</text:span><text:span text:style-name="T14">imc</text:span><text:span text:style-name="T4"> &gt;=18.5 &amp;&amp; </text:span><text:span text:style-name="T14">imc</text:span><text:span text:style-name="T4"> &lt;25))</text:span></text:p>
      <text:p text:style-name="P5"><text:tab/><text:tab/><text:tab/><text:tab/>{</text:p>
      <text:p text:style-name="P3"><text:span text:style-name="T4"><text:tab/><text:tab/><text:tab/><text:tab/><text:tab/>System.</text:span><text:span text:style-name="T19">out</text:span><text:span text:style-name="T4">.println(</text:span><text:span text:style-name="T21">"¡Estas normal!"</text:span><text:span text:style-name="T4">);</text:span></text:p>
      <text:p text:style-name="P5"><text:tab/><text:tab/><text:tab/><text:tab/>}</text:p>
      <text:p text:style-name="P3"><text:span text:style-name="T4"><text:tab/><text:tab/><text:tab/><text:tab/><text:tab/></text:span><text:span text:style-name="T2">else</text:span><text:span text:style-name="T4"> </text:span><text:span text:style-name="T2">if</text:span><text:span text:style-name="T4"> ((</text:span><text:span text:style-name="T14">imc</text:span><text:span text:style-name="T4"> &gt;=25 &amp;&amp; </text:span><text:span text:style-name="T14">imc</text:span><text:span text:style-name="T4"> &lt;31))</text:span></text:p>
      <text:p text:style-name="P5"><text:tab/><text:tab/><text:tab/><text:tab/><text:tab/>{</text:p>
      <text:p text:style-name="P3"><text:span text:style-name="T4"><text:tab/><text:tab/><text:tab/><text:tab/><text:tab/><text:tab/>System.</text:span><text:span text:style-name="T19">out</text:span><text:span text:style-name="T4">.println(</text:span><text:span text:style-name="T21">"Tienes sobrepeso"</text:span><text:span text:style-name="T4">);</text:span></text:p>
      <text:p text:style-name="P5"><text:tab/><text:tab/><text:tab/><text:tab/><text:tab/>}</text:p>
      <text:p text:style-name="P3"><text:span text:style-name="T4"><text:tab/><text:tab/><text:tab/><text:tab/><text:tab/><text:tab/></text:span><text:span text:style-name="T2">else</text:span><text:span text:style-name="T4"> </text:span><text:span text:style-name="T16">/* (</text:span><text:span text:style-name="T17">imc</text:span><text:span text:style-name="T16"> &gt;=31)*/</text:span><text:span text:style-name="T4"> </text:span><text:span text:style-name="T16">//no </text:span><text:span text:style-name="T17">es</text:span><text:span text:style-name="T16"> </text:span><text:span text:style-name="T17">necesario</text:span><text:span text:style-name="T16"> </text:span><text:span text:style-name="T17">ponerlo</text:span><text:span text:style-name="T16"> </text:span><text:span text:style-name="T17">igual</text:span><text:span text:style-name="T16"> </text:span><text:span text:style-name="T17">que</text:span><text:span text:style-name="T16"> el </text:span><text:span text:style-name="T17">resto</text:span><text:span text:style-name="T16"> </text:span><text:span text:style-name="T17">porque</text:span><text:span text:style-name="T16"> </text:span><text:span text:style-name="T17">es</text:span><text:span text:style-name="T16"> </text:span><text:span text:style-name="T17">lo</text:span><text:span text:style-name="T16"> </text:span><text:span text:style-name="T17">lógico</text:span><text:span text:style-name="T16"> y </text:span><text:span text:style-name="T17">hace</text:span><text:span text:style-name="T16"> el </text:span><text:span text:style-name="T17">sistema</text:span><text:span text:style-name="T16"> <text:s/></text:span><text:span text:style-name="T17">mas</text:span><text:span text:style-name="T16"> </text:span><text:span text:style-name="T17">eficiente</text:span></text:p>
      <text:p text:style-name="P5"><text:tab/><text:tab/><text:tab/><text:tab/><text:tab/><text:tab/>{</text:p>
      <text:p text:style-name="P3"><text:span text:style-name="T4"><text:tab/><text:tab/><text:tab/><text:tab/><text:tab/><text:tab/><text:tab/><text:tab/>System.</text:span><text:span text:style-name="T19">out</text:span><text:span text:style-name="T4">.println(</text:span><text:span text:style-name="T21">"Tienes obesidad"</text:span><text:span text:style-name="T4">);</text:span></text:p>
      <text:p text:style-name="P5"><text:tab/><text:tab/><text:tab/><text:tab/><text:tab/><text:tab/>}</text:p>
      <text:p text:style-name="P5"><text:tab/><text:tab/></text:p>
      <text:p text:style-name="P3"><text:span text:style-name="T4"><text:tab/><text:tab/>System.</text:span><text:span text:style-name="T19">out</text:span><text:span text:style-name="T4">.println(</text:span><text:span text:style-name="T21">"Su imc es:"</text:span><text:span text:style-name="T4">);</text:span></text:p>
      <text:p text:style-name="P3"><text:span text:style-name="T4"><text:tab/><text:tab/>System.</text:span><text:span text:style-name="T19">out</text:span><text:span text:style-name="T4">.println(</text:span><text:span text:style-name="T14">imc</text:span><text:span text:style-name="T4">);</text:span></text:p>
      <text:p text:style-name="P5"><text:tab/></text:p>
      <text:p text:style-name="P5"><text:tab/><text:tab/></text:p>
      <text:p text:style-name="P5"><text:tab/>}</text:p>
      <text:p text:style-name="P3"/>
      <text:p text:style-name="P7"><text:span text:style-name="T5">}</text:span></text:p>
      <text:p text:style-name="P7"><text:span text:style-name="T5"/></text:p>
      <text:p text:style-name="P7"><text:span text:style-name="T5"/></text:p>
      <text:p text:style-name="P9"><text:span text:style-name="T5">Calcular IMC (con los hechos/metodos separados)</text:span></text:p>
      <text:p text:style-name="P7"><text:span text:style-name="T5"/></text:p>
      <text:p text:style-name="P7"><text:span text:style-name="T5"/></text:p>
      <text:p text:style-name="P3"><text:span text:style-name="T2">package</text:span><text:span text:style-name="T4"> edu.femxa.val;</text:span></text:p>
      <text:p text:style-name="P3"/>
      <text:p text:style-name="P3"><text:span text:style-name="T2">import</text:span><text:span text:style-name="T4"> java.util.Scanner;</text:span></text:p>
      <text:p text:style-name="P3"/>
      <text:p text:style-name="P3"><text:span text:style-name="T2">public</text:span><text:span text:style-name="T4"> </text:span><text:span text:style-name="T2">class</text:span><text:span text:style-name="T4"> Principal { <text:s text:c="8"/></text:span><text:span text:style-name="T16">//</text:span><text:span text:style-name="T17">la</text:span><text:span text:style-name="T16"> </text:span><text:span text:style-name="T17">clase</text:span><text:span text:style-name="T16"> </text:span><text:span text:style-name="T17">empieza</text:span><text:span text:style-name="T16"> </text:span><text:span text:style-name="T17">aquí</text:span></text:p>
      <text:p text:style-name="P3"><text:span text:style-name="T4"><text:tab/></text:span><text:span text:style-name="T22">/**</text:span></text:p>
      <text:p text:style-name="P12"><text:tab/> * <text:span text:style-name="T24">pido</text:span> <text:span text:style-name="T24">un</text:span> <text:span text:style-name="T24">numero</text:span> a <text:span text:style-name="T24">traves</text:span> <text:span text:style-name="T24">de</text:span> <text:span text:style-name="T24">teclado</text:span> <text:span text:style-name="T24">al</text:span> <text:span text:style-name="T24">usuario</text:span></text:p>
      <text:p text:style-name="P3"><text:span text:style-name="T22"><text:tab/> * </text:span><text:span text:style-name="T18">@return</text:span><text:span text:style-name="T22"> el </text:span><text:span text:style-name="T23">numero</text:span><text:span text:style-name="T22"> </text:span><text:span text:style-name="T23">introducido</text:span><text:span text:style-name="T22"> </text:span><text:span text:style-name="T23">por</text:span><text:span text:style-name="T22"> el </text:span><text:span text:style-name="T23">usuario</text:span></text:p>
      <text:p text:style-name="P12"><text:tab/> */</text:p>
      <text:p text:style-name="P3"><text:span text:style-name="T4"><text:tab/></text:span><text:span text:style-name="T2">public</text:span><text:span text:style-name="T4"> </text:span><text:span text:style-name="T2">static</text:span><text:span text:style-name="T4"> </text:span><text:span text:style-name="T2">double</text:span><text:span text:style-name="T4"> pedirNumeroDouble (</text:span><text:span text:style-name="T16">/*ENTRADA </text:span><text:span text:style-name="T17">para</text:span><text:span text:style-name="T16"> </text:span><text:span text:style-name="T17">pedir</text:span><text:span text:style-name="T16"> no </text:span><text:span text:style-name="T17">necesitas</text:span><text:span text:style-name="T16"> </text:span><text:span text:style-name="T17">nada</text:span><text:span text:style-name="T16"> </text:span><text:span text:style-name="T17">para</text:span><text:span text:style-name="T16"> </text:span><text:span text:style-name="T17">empezar</text:span><text:span text:style-name="T16"> el </text:span><text:span text:style-name="T17">metodo</text:span><text:span text:style-name="T16">*/</text:span><text:span text:style-name="T4">)</text:span></text:p>
      <text:p text:style-name="P3"><text:span text:style-name="T4"><text:tab/><text:tab/><text:tab/></text:span><text:span text:style-name="T16">//</text:span><text:span text:style-name="T17">este</text:span><text:span text:style-name="T16"> double </text:span><text:span text:style-name="T17">se</text:span><text:span text:style-name="T16"> </text:span><text:span text:style-name="T17">pone</text:span><text:span text:style-name="T16"> </text:span><text:span text:style-name="T17">xq</text:span><text:span text:style-name="T16"> </text:span><text:span text:style-name="T17">es</text:span><text:span text:style-name="T16"> </text:span><text:span text:style-name="T17">lo</text:span><text:span text:style-name="T16"> </text:span><text:span text:style-name="T17">que</text:span><text:span text:style-name="T16"> </text:span><text:span text:style-name="T17">tiene</text:span><text:span text:style-name="T16"> q </text:span><text:span text:style-name="T17">devolver</text:span><text:span text:style-name="T16">.</text:span></text:p>
      <text:p text:style-name="P3"><text:span text:style-name="T4"><text:tab/>{ </text:span><text:span text:style-name="T2">double</text:span><text:span text:style-name="T4"> </text:span><text:span text:style-name="T14">num_leido</text:span><text:span text:style-name="T4"> = 0;</text:span></text:p>
      <text:p text:style-name="P5"><text:tab/></text:p>
      <text:p text:style-name="P3"><text:span text:style-name="T4"><text:tab/><text:tab/>Scanner </text:span><text:span text:style-name="T15">scanner</text:span><text:span text:style-name="T4"> = </text:span><text:span text:style-name="T2">new</text:span><text:span text:style-name="T4"> Scanner(System.</text:span><text:span text:style-name="T19">in</text:span><text:span text:style-name="T4">); </text:span><text:span text:style-name="T16">//</text:span><text:span text:style-name="T17">declaro</text:span><text:span text:style-name="T16"> </text:span><text:span text:style-name="T17">un</text:span><text:span text:style-name="T16"> scanner </text:span><text:span text:style-name="T17">para</text:span><text:span text:style-name="T16"> </text:span><text:span text:style-name="T17">que</text:span><text:span text:style-name="T16"> </text:span><text:span text:style-name="T17">entre</text:span><text:span text:style-name="T16"> </text:span><text:span text:style-name="T17">de</text:span><text:span text:style-name="T16"> </text:span><text:span text:style-name="T17">teclado</text:span><text:span text:style-name="T16"> </text:span><text:span text:style-name="T17">que</text:span><text:span text:style-name="T16"> </text:span><text:span text:style-name="T17">es</text:span><text:span text:style-name="T16"> </text:span><text:span text:style-name="T17">un</text:span><text:span text:style-name="T16"> </text:span><text:span text:style-name="T17">metodo</text:span></text:p>
      <text:p text:style-name="P3"><text:span text:style-name="T4"><text:tab/><text:tab/></text:span><text:span text:style-name="T14">num_leido</text:span><text:span text:style-name="T4"> = </text:span><text:span text:style-name="T14">scanner</text:span><text:span text:style-name="T4">.nextDouble (); </text:span><text:span text:style-name="T16">//</text:span><text:span text:style-name="T17">leo</text:span><text:span text:style-name="T16"> </text:span><text:span text:style-name="T17">de</text:span><text:span text:style-name="T16"> </text:span><text:span text:style-name="T17">teclado</text:span><text:span text:style-name="T16"> y </text:span><text:span text:style-name="T17">asigno</text:span><text:span text:style-name="T16"> el valor a num_leido</text:span></text:p>
      <text:p text:style-name="P5"><text:tab/></text:p>
      <text:p text:style-name="P3"><text:span text:style-name="T4"><text:tab/></text:span><text:span text:style-name="T2">return</text:span><text:span text:style-name="T4"> </text:span><text:span text:style-name="T14">num_leido</text:span><text:span text:style-name="T4">;</text:span></text:p>
      <text:p text:style-name="P5"><text:tab/>}</text:p>
      <text:p text:style-name="P5"><text:tab/></text:p>
      <text:p text:style-name="P5"><text:tab/></text:p>
      <text:p text:style-name="P3"/>
      <text:p text:style-name="P3"><text:soft-page-break/><text:span text:style-name="T4"><text:tab/></text:span><text:span text:style-name="T2">public</text:span><text:span text:style-name="T4"> </text:span><text:span text:style-name="T2">static</text:span><text:span text:style-name="T4"> </text:span><text:span text:style-name="T2">void</text:span><text:span text:style-name="T4"> mostrarResultadosIMC (</text:span><text:span text:style-name="T2">double</text:span><text:span text:style-name="T4"> </text:span><text:span text:style-name="T14">imc</text:span><text:span text:style-name="T4">) {</text:span></text:p>
      <text:p text:style-name="P5"><text:tab/><text:tab/></text:p>
      <text:p text:style-name="P3"><text:span text:style-name="T4"><text:tab/><text:tab/></text:span><text:span text:style-name="T16">//&lt;16 </text:span><text:span text:style-name="T17">desnutrido</text:span></text:p>
      <text:p text:style-name="P3"><text:span text:style-name="T4"><text:tab/><text:tab/></text:span><text:span text:style-name="T16">//16-18,5 </text:span><text:span text:style-name="T17">bajo</text:span><text:span text:style-name="T16"> </text:span><text:span text:style-name="T17">peso</text:span></text:p>
      <text:p text:style-name="P3"><text:span text:style-name="T4"><text:tab/><text:tab/></text:span><text:span text:style-name="T16">//18,5-25 normal</text:span></text:p>
      <text:p text:style-name="P3"><text:span text:style-name="T4"><text:tab/><text:tab/></text:span><text:span text:style-name="T16">//25-31 </text:span><text:span text:style-name="T17">sobrepeso</text:span></text:p>
      <text:p text:style-name="P3"><text:span text:style-name="T4"><text:tab/><text:tab/></text:span><text:span text:style-name="T16">//&gt;31 </text:span><text:span text:style-name="T17">obesidad</text:span></text:p>
      <text:p text:style-name="P5"><text:tab/><text:tab/></text:p>
      <text:p text:style-name="P3"><text:span text:style-name="T4"><text:tab/><text:tab/></text:span><text:span text:style-name="T2">if</text:span><text:span text:style-name="T4"> (</text:span><text:span text:style-name="T14">imc</text:span><text:span text:style-name="T4"> &lt;= 16)</text:span></text:p>
      <text:p text:style-name="P5"><text:tab/><text:tab/>{</text:p>
      <text:p text:style-name="P3"><text:span text:style-name="T4"><text:tab/><text:tab/><text:tab/>System.</text:span><text:span text:style-name="T19">out</text:span><text:span text:style-name="T4">.println(</text:span><text:span text:style-name="T21">"Estas desnutrido"</text:span><text:span text:style-name="T4">);</text:span></text:p>
      <text:p text:style-name="P5"><text:tab/><text:tab/>}</text:p>
      <text:p text:style-name="P3"><text:span text:style-name="T4"><text:tab/><text:tab/><text:tab/></text:span><text:span text:style-name="T2">else</text:span><text:span text:style-name="T4"> </text:span><text:span text:style-name="T2">if</text:span><text:span text:style-name="T4"> ((</text:span><text:span text:style-name="T14">imc</text:span><text:span text:style-name="T4"> &gt;=16 &amp;&amp; </text:span><text:span text:style-name="T14">imc</text:span><text:span text:style-name="T4"> &lt;18.5))</text:span></text:p>
      <text:p text:style-name="P5"><text:tab/><text:tab/><text:tab/><text:tab/>{</text:p>
      <text:p text:style-name="P3"><text:span text:style-name="T4"><text:tab/><text:tab/><text:tab/><text:tab/>System.</text:span><text:span text:style-name="T19">out</text:span><text:span text:style-name="T4">.println(</text:span><text:span text:style-name="T21">"Estas bajo peso"</text:span><text:span text:style-name="T4">);</text:span></text:p>
      <text:p text:style-name="P5"><text:tab/><text:tab/><text:tab/><text:tab/>}</text:p>
      <text:p text:style-name="P3"><text:span text:style-name="T4"><text:tab/><text:tab/><text:tab/><text:tab/></text:span><text:span text:style-name="T2">else</text:span><text:span text:style-name="T4"> </text:span><text:span text:style-name="T2">if</text:span><text:span text:style-name="T4"> ((</text:span><text:span text:style-name="T14">imc</text:span><text:span text:style-name="T4"> &gt;=18.5 &amp;&amp; </text:span><text:span text:style-name="T14">imc</text:span><text:span text:style-name="T4"> &lt;25))</text:span></text:p>
      <text:p text:style-name="P5"><text:tab/><text:tab/><text:tab/><text:tab/>{</text:p>
      <text:p text:style-name="P3"><text:span text:style-name="T4"><text:tab/><text:tab/><text:tab/><text:tab/><text:tab/>System.</text:span><text:span text:style-name="T19">out</text:span><text:span text:style-name="T4">.println(</text:span><text:span text:style-name="T21">"¡Estas normal!"</text:span><text:span text:style-name="T4">);</text:span></text:p>
      <text:p text:style-name="P5"><text:tab/><text:tab/><text:tab/><text:tab/>}</text:p>
      <text:p text:style-name="P3"><text:span text:style-name="T4"><text:tab/><text:tab/><text:tab/><text:tab/><text:tab/></text:span><text:span text:style-name="T2">else</text:span><text:span text:style-name="T4"> </text:span><text:span text:style-name="T2">if</text:span><text:span text:style-name="T4"> ((</text:span><text:span text:style-name="T14">imc</text:span><text:span text:style-name="T4"> &gt;=25 &amp;&amp; </text:span><text:span text:style-name="T14">imc</text:span><text:span text:style-name="T4"> &lt;31))</text:span></text:p>
      <text:p text:style-name="P5"><text:tab/><text:tab/><text:tab/><text:tab/><text:tab/>{</text:p>
      <text:p text:style-name="P3"><text:span text:style-name="T4"><text:tab/><text:tab/><text:tab/><text:tab/><text:tab/><text:tab/>System.</text:span><text:span text:style-name="T19">out</text:span><text:span text:style-name="T4">.println(</text:span><text:span text:style-name="T21">"Tienes sobrepeso"</text:span><text:span text:style-name="T4">);</text:span></text:p>
      <text:p text:style-name="P5"><text:tab/><text:tab/><text:tab/><text:tab/><text:tab/>}</text:p>
      <text:p text:style-name="P3"><text:span text:style-name="T4"><text:tab/><text:tab/><text:tab/><text:tab/><text:tab/><text:tab/></text:span><text:span text:style-name="T2">else</text:span><text:span text:style-name="T4"> </text:span><text:span text:style-name="T16">/* (</text:span><text:span text:style-name="T17">imc</text:span><text:span text:style-name="T16"> &gt;=31)*/</text:span><text:span text:style-name="T4"> </text:span><text:span text:style-name="T16">//no </text:span><text:span text:style-name="T17">es</text:span><text:span text:style-name="T16"> </text:span><text:span text:style-name="T17">necesario</text:span><text:span text:style-name="T16"> </text:span><text:span text:style-name="T17">ponerlo</text:span><text:span text:style-name="T16"> </text:span><text:span text:style-name="T17">igual</text:span><text:span text:style-name="T16"> </text:span><text:span text:style-name="T17">que</text:span><text:span text:style-name="T16"> el </text:span><text:span text:style-name="T17">resto</text:span><text:span text:style-name="T16"> </text:span><text:span text:style-name="T17">porque</text:span><text:span text:style-name="T16"> </text:span><text:span text:style-name="T17">es</text:span><text:span text:style-name="T16"> </text:span><text:span text:style-name="T17">lo</text:span><text:span text:style-name="T16"> </text:span><text:span text:style-name="T17">lógico</text:span><text:span text:style-name="T16"> y </text:span><text:span text:style-name="T17">hace</text:span><text:span text:style-name="T16"> el </text:span><text:span text:style-name="T17">sistema</text:span><text:span text:style-name="T16"> <text:s/></text:span><text:span text:style-name="T17">mas</text:span><text:span text:style-name="T16"> </text:span><text:span text:style-name="T17">eficiente</text:span></text:p>
      <text:p text:style-name="P5"><text:tab/><text:tab/><text:tab/><text:tab/><text:tab/><text:tab/>{</text:p>
      <text:p text:style-name="P3"><text:span text:style-name="T4"><text:tab/><text:tab/><text:tab/><text:tab/><text:tab/><text:tab/><text:tab/><text:tab/>System.</text:span><text:span text:style-name="T19">out</text:span><text:span text:style-name="T4">.println(</text:span><text:span text:style-name="T21">"Tienes obesidad"</text:span><text:span text:style-name="T4">);</text:span></text:p>
      <text:p text:style-name="P5"><text:tab/><text:tab/><text:tab/><text:tab/><text:tab/><text:tab/>}</text:p>
      <text:p text:style-name="P5"><text:tab/><text:tab/></text:p>
      <text:p text:style-name="P3"><text:span text:style-name="T4"><text:tab/><text:tab/>System.</text:span><text:span text:style-name="T19">out</text:span><text:span text:style-name="T4">.println(</text:span><text:span text:style-name="T21">"Su imc es:"</text:span><text:span text:style-name="T4">);</text:span></text:p>
      <text:p text:style-name="P3"><text:span text:style-name="T4"><text:tab/><text:tab/>System.</text:span><text:span text:style-name="T19">out</text:span><text:span text:style-name="T4">.println(</text:span><text:span text:style-name="T14">imc</text:span><text:span text:style-name="T4">);</text:span></text:p>
      <text:p text:style-name="P5"><text:tab/><text:tab/></text:p>
      <text:p text:style-name="P5"><text:tab/>}</text:p>
      <text:p text:style-name="P5"><text:tab/><text:tab/></text:p>
      <text:p text:style-name="P5"><text:tab/></text:p>
      <text:p text:style-name="P3"><text:span text:style-name="T4"><text:tab/></text:span><text:span text:style-name="T2">public</text:span><text:span text:style-name="T4"> </text:span><text:span text:style-name="T2">static</text:span><text:span text:style-name="T4"> </text:span><text:span text:style-name="T2">double</text:span><text:span text:style-name="T4"> calcularIMC (</text:span><text:span text:style-name="T2">double</text:span><text:span text:style-name="T4"> </text:span><text:span text:style-name="T14">peso</text:span><text:span text:style-name="T4">, </text:span><text:span text:style-name="T2">double</text:span><text:span text:style-name="T4"> </text:span><text:span text:style-name="T14">altura</text:span><text:span text:style-name="T4">){</text:span></text:p>
      <text:p text:style-name="P5"><text:tab/><text:tab/></text:p>
      <text:p text:style-name="P3"><text:span text:style-name="T4"><text:tab/><text:tab/></text:span><text:span text:style-name="T2">double</text:span><text:span text:style-name="T4"> </text:span><text:span text:style-name="T14">imc</text:span><text:span text:style-name="T4"> = 0; </text:span><text:span text:style-name="T16">// hay </text:span><text:span text:style-name="T17">que</text:span><text:span text:style-name="T16"> </text:span><text:span text:style-name="T17">inicializar</text:span><text:span text:style-name="T16"> </text:span><text:span text:style-name="T17">la</text:span><text:span text:style-name="T16"> variable <text:s/></text:span></text:p>
      <text:p text:style-name="P5"><text:tab/><text:tab/></text:p>
      <text:p text:style-name="P3"><text:span text:style-name="T4"><text:tab/><text:tab/></text:span><text:span text:style-name="T14">imc</text:span><text:span text:style-name="T4"> = </text:span><text:span text:style-name="T14">peso</text:span><text:span text:style-name="T4">/(</text:span><text:span text:style-name="T14">altura</text:span><text:span text:style-name="T4">*</text:span><text:span text:style-name="T14">altura</text:span><text:span text:style-name="T4">); </text:span><text:span text:style-name="T16">//</text:span><text:span text:style-name="T17">darle</text:span><text:span text:style-name="T16"> </text:span><text:span text:style-name="T17">una</text:span><text:span text:style-name="T16"> "</text:span><text:span text:style-name="T17">función</text:span><text:span text:style-name="T16">" a </text:span><text:span text:style-name="T17">la</text:span><text:span text:style-name="T16"> variable</text:span></text:p>
      <text:p text:style-name="P5"><text:tab/><text:tab/><text:tab/><text:tab/></text:p>
      <text:p text:style-name="P3"><text:span text:style-name="T4"><text:tab/><text:tab/></text:span><text:span text:style-name="T2">return</text:span><text:span text:style-name="T4"> </text:span><text:span text:style-name="T14">imc</text:span><text:span text:style-name="T4">;</text:span></text:p>
      <text:p text:style-name="P5"><text:tab/><text:tab/><text:tab/><text:tab/></text:p>
      <text:p text:style-name="P5"><text:tab/>}</text:p>
      <text:p text:style-name="P5"><text:tab/></text:p>
      <text:p text:style-name="P3"><text:span text:style-name="T4"><text:tab/><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
      <text:p text:style-name="P3"><text:span text:style-name="T4"><text:tab/><text:tab/></text:span><text:span text:style-name="T16">//</text:span><text:span text:style-name="T17">pedir</text:span><text:span text:style-name="T16"> </text:span><text:span text:style-name="T17">peso</text:span></text:p>
      <text:p text:style-name="P3"><text:span text:style-name="T4"><text:tab/><text:tab/></text:span><text:span text:style-name="T16">//</text:span><text:span text:style-name="T17">pedir</text:span><text:span text:style-name="T16"> </text:span><text:span text:style-name="T17">altura</text:span></text:p>
      <text:p text:style-name="P3"><text:span text:style-name="T4"><text:tab/><text:tab/></text:span><text:span text:style-name="T16">//</text:span><text:span text:style-name="T17">calcular</text:span><text:span text:style-name="T16"> </text:span><text:span text:style-name="T17">imc</text:span><text:span text:style-name="T16"> = </text:span><text:span text:style-name="T17">peso</text:span><text:span text:style-name="T16">/</text:span><text:span text:style-name="T17">altura</text:span><text:span text:style-name="T16">*</text:span><text:span text:style-name="T17">altura</text:span></text:p>
      <text:p text:style-name="P3"><text:span text:style-name="T4"><text:tab/><text:tab/></text:span><text:span text:style-name="T16">//</text:span><text:span text:style-name="T17">mostrar</text:span><text:span text:style-name="T16"> IMC</text:span></text:p>
      <text:p text:style-name="P3"><text:span text:style-name="T4"><text:tab/><text:tab/></text:span><text:span text:style-name="T16">// </text:span><text:span text:style-name="T17">seccion</text:span><text:span text:style-name="T16"> </text:span><text:span text:style-name="T17">de</text:span><text:span text:style-name="T16"> </text:span><text:span text:style-name="T17">declaracion</text:span></text:p>
      <text:p text:style-name="P3"><text:span text:style-name="T4"><text:tab/><text:tab/></text:span><text:span text:style-name="T2">double</text:span><text:span text:style-name="T4"> </text:span><text:span text:style-name="T14">peso</text:span><text:span text:style-name="T4"> = 0;</text:span></text:p>
      <text:p text:style-name="P3"><text:span text:style-name="T4"><text:tab/><text:tab/></text:span><text:span text:style-name="T2">double</text:span><text:span text:style-name="T4"> </text:span><text:span text:style-name="T14">altura</text:span><text:span text:style-name="T4"> = 0;</text:span></text:p>
      <text:p text:style-name="P3"><text:span text:style-name="T4"><text:tab/><text:tab/></text:span><text:span text:style-name="T2">double</text:span><text:span text:style-name="T4"> </text:span><text:span text:style-name="T14">imc</text:span><text:span text:style-name="T4"> = 0;</text:span></text:p>
      <text:p text:style-name="P3"><text:span text:style-name="T4"><text:tab/><text:tab/></text:span><text:span text:style-name="T16">//fin </text:span><text:span text:style-name="T17">de</text:span><text:span text:style-name="T16"> </text:span><text:span text:style-name="T17">la</text:span><text:span text:style-name="T16"> </text:span><text:span text:style-name="T17">seccion</text:span><text:span text:style-name="T16"> </text:span><text:span text:style-name="T17">de</text:span><text:span text:style-name="T16"> </text:span><text:span text:style-name="T17">la</text:span><text:span text:style-name="T16"> </text:span><text:span text:style-name="T17">declaración</text:span></text:p>
      <text:p text:style-name="P5"><text:tab/><text:tab/></text:p>
      <text:p text:style-name="P3"><text:span text:style-name="T4"><text:tab/><text:tab/>System.</text:span><text:span text:style-name="T19">out</text:span><text:span text:style-name="T4">.println(</text:span><text:span text:style-name="T21">"introduzca el peso (kg): "</text:span><text:span text:style-name="T4">);</text:span></text:p>
      <text:p text:style-name="P3"><text:span text:style-name="T4"><text:tab/><text:tab/></text:span><text:span text:style-name="T14">peso</text:span><text:span text:style-name="T4"> = </text:span><text:span text:style-name="T12">pedirNumeroDouble</text:span><text:span text:style-name="T4">();</text:span></text:p>
      <text:p text:style-name="P5"><text:soft-page-break/><text:tab/><text:tab/></text:p>
      <text:p text:style-name="P3"><text:span text:style-name="T4"><text:tab/><text:tab/>System.</text:span><text:span text:style-name="T19">out</text:span><text:span text:style-name="T4">.println(</text:span><text:span text:style-name="T21">"introduzca su altura (m): "</text:span><text:span text:style-name="T4">);</text:span></text:p>
      <text:p text:style-name="P3"><text:span text:style-name="T4"><text:tab/><text:tab/></text:span><text:span text:style-name="T14">altura</text:span><text:span text:style-name="T4"> = </text:span><text:span text:style-name="T12">pedirNumeroDouble</text:span><text:span text:style-name="T4">(); </text:span></text:p>
      <text:p text:style-name="P5"><text:tab/><text:tab/></text:p>
      <text:p text:style-name="P3"><text:span text:style-name="T4"><text:tab/><text:tab/></text:span><text:span text:style-name="T14">imc</text:span><text:span text:style-name="T4"> = </text:span><text:span text:style-name="T12">calcularIMC</text:span><text:span text:style-name="T4"> (</text:span><text:span text:style-name="T14">peso</text:span><text:span text:style-name="T4">, </text:span><text:span text:style-name="T14">altura</text:span><text:span text:style-name="T4">); </text:span><text:span text:style-name="T16">// </text:span><text:span text:style-name="T17">camelcase</text:span><text:span text:style-name="T16">, </text:span><text:span text:style-name="T17">esto</text:span><text:span text:style-name="T16"> </text:span><text:span text:style-name="T17">es</text:span><text:span text:style-name="T16"> </text:span><text:span text:style-name="T17">la</text:span><text:span text:style-name="T16"> </text:span><text:span text:style-name="T17">manera</text:span><text:span text:style-name="T16"> </text:span><text:span text:style-name="T17">de</text:span><text:span text:style-name="T16"> </text:span><text:span text:style-name="T17">traer</text:span><text:span text:style-name="T16"> el metodo. (almacenar el dato de calcularIMC)</text:span></text:p>
      <text:p text:style-name="P3"><text:span text:style-name="T4"><text:tab/><text:tab/></text:span><text:span text:style-name="T12">mostrarResultadosIMC</text:span><text:span text:style-name="T4"> (</text:span><text:span text:style-name="T14">imc</text:span><text:span text:style-name="T4">);</text:span></text:p>
      <text:p text:style-name="P5"><text:tab/><text:tab/></text:p>
      <text:p text:style-name="P5"/>
      <text:p text:style-name="P5"><text:tab/><text:tab/></text:p>
      <text:p text:style-name="P5"><text:tab/>}</text:p>
      <text:p text:style-name="P3"/>
      <text:p text:style-name="P5">}</text:p>
      <text:p text:style-name="P7"><text:span text:style-name="T5"/></text:p>
      <text:p text:style-name="P7"><text:span text:style-name="T5"/></text:p>
      <text:p text:style-name="P13"><text:span text:style-name="T7">Ejercicio de clase: </text:span></text:p>
      <text:p text:style-name="P13"><text:span text:style-name="T7"/></text:p>
      <text:p text:style-name="P13"><text:span text:style-name="T7">*3 </text:span></text:p>
      <text:p text:style-name="P13"><text:span text:style-name="T7"/></text:p>
      <text:p text:style-name="P13"><text:span text:style-name="T7">Solución de Isa (que mola)</text:span></text:p>
      <text:p text:style-name="P7"><text:span text:style-name="T5"/></text:p>
      <text:p text:style-name="P3"><text:span text:style-name="T2">package</text:span><text:span text:style-name="T4"> num.mayor.clase;</text:span></text:p>
      <text:p text:style-name="P3"/>
      <text:p text:style-name="P3"><text:span text:style-name="T2">import</text:span><text:span text:style-name="T4"> java.util.Scanner;</text:span></text:p>
      <text:p text:style-name="P3"/>
      <text:p text:style-name="P3"><text:span text:style-name="T2">public</text:span><text:span text:style-name="T4"> </text:span><text:span text:style-name="T2">class</text:span><text:span text:style-name="T4"> Main {</text:span></text:p>
      <text:p text:style-name="P3"/>
      <text:p text:style-name="P3"><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
      <text:p text:style-name="P3"><text:span text:style-name="T4"><text:tab/><text:tab/></text:span><text:span text:style-name="T16">// </text:span><text:span text:style-name="T17">pedir</text:span><text:span text:style-name="T16"> </text:span><text:span text:style-name="T17">tres</text:span><text:span text:style-name="T16"> </text:span><text:span text:style-name="T17">numeros</text:span></text:p>
      <text:p text:style-name="P3"><text:span text:style-name="T4"><text:tab/><text:tab/></text:span><text:span text:style-name="T2">float</text:span><text:span text:style-name="T4"> </text:span><text:span text:style-name="T14">num1</text:span><text:span text:style-name="T4"> = 0;</text:span></text:p>
      <text:p text:style-name="P3"><text:span text:style-name="T4"><text:tab/><text:tab/></text:span><text:span text:style-name="T2">float</text:span><text:span text:style-name="T4"> </text:span><text:span text:style-name="T14">num2</text:span><text:span text:style-name="T4"> = 0;</text:span></text:p>
      <text:p text:style-name="P3"><text:span text:style-name="T4"><text:tab/><text:tab/></text:span><text:span text:style-name="T2">float</text:span><text:span text:style-name="T4"> </text:span><text:span text:style-name="T14">num3</text:span><text:span text:style-name="T4"> = 0;</text:span></text:p>
      <text:p text:style-name="P3"><text:span text:style-name="T4"><text:tab/><text:tab/></text:span><text:span text:style-name="T2">float</text:span><text:span text:style-name="T4"> </text:span><text:span text:style-name="T15">numMayor</text:span><text:span text:style-name="T4"> = 0;</text:span></text:p>
      <text:p text:style-name="P5"><text:tab/><text:tab/></text:p>
      <text:p text:style-name="P3"><text:span text:style-name="T4"><text:tab/><text:tab/>System.</text:span><text:span text:style-name="T19">out</text:span><text:span text:style-name="T4">.println(</text:span><text:span text:style-name="T21">"Introduzca un numero:"</text:span><text:span text:style-name="T4">);</text:span></text:p>
      <text:p text:style-name="P3"><text:span text:style-name="T4"><text:tab/><text:tab/></text:span><text:span text:style-name="T14">num1</text:span><text:span text:style-name="T4"> = </text:span><text:span text:style-name="T12">pedirNumeroFloat</text:span><text:span text:style-name="T4">();</text:span></text:p>
      <text:p text:style-name="P3"><text:span text:style-name="T4"><text:tab/><text:tab/>System.</text:span><text:span text:style-name="T19">out</text:span><text:span text:style-name="T4">.println(</text:span><text:span text:style-name="T21">"Introduzca un segundo numero:"</text:span><text:span text:style-name="T4">);</text:span></text:p>
      <text:p text:style-name="P3"><text:span text:style-name="T4"><text:tab/><text:tab/></text:span><text:span text:style-name="T14">num2</text:span><text:span text:style-name="T4"> = </text:span><text:span text:style-name="T12">pedirNumeroFloat</text:span><text:span text:style-name="T4">();</text:span></text:p>
      <text:p text:style-name="P3"><text:span text:style-name="T4"><text:tab/><text:tab/>System.</text:span><text:span text:style-name="T19">out</text:span><text:span text:style-name="T4">.println(</text:span><text:span text:style-name="T21">"Introduzca un tercer numero:"</text:span><text:span text:style-name="T4">);</text:span></text:p>
      <text:p text:style-name="P3"><text:span text:style-name="T4"><text:tab/><text:tab/></text:span><text:span text:style-name="T14">num3</text:span><text:span text:style-name="T4"> = </text:span><text:span text:style-name="T12">pedirNumeroFloat</text:span><text:span text:style-name="T4">();</text:span></text:p>
      <text:p text:style-name="P3"><text:span text:style-name="T4"><text:tab/><text:tab/></text:span><text:span text:style-name="T14">numMayor</text:span><text:span text:style-name="T4"> = </text:span><text:span text:style-name="T12">compararNumeros</text:span><text:span text:style-name="T4">(</text:span><text:span text:style-name="T14">num1</text:span><text:span text:style-name="T4">, </text:span><text:span text:style-name="T14">num2</text:span><text:span text:style-name="T4">, </text:span><text:span text:style-name="T14">num3</text:span><text:span text:style-name="T4">); </text:span></text:p>
      <text:p text:style-name="P5"><text:tab/><text:tab/>}</text:p>
      <text:p text:style-name="P3"/>
      <text:p text:style-name="P3"><text:span text:style-name="T4"><text:tab/></text:span><text:span text:style-name="T2">public</text:span><text:span text:style-name="T4"> </text:span><text:span text:style-name="T2">static</text:span><text:span text:style-name="T4"> </text:span><text:span text:style-name="T2">float</text:span><text:span text:style-name="T4"> pedirNumeroFloat() {</text:span></text:p>
      <text:p text:style-name="P3"/>
      <text:p text:style-name="P3"><text:span text:style-name="T4"><text:tab/><text:tab/></text:span><text:span text:style-name="T2">float</text:span><text:span text:style-name="T4"> </text:span><text:span text:style-name="T14">num_pedido</text:span><text:span text:style-name="T4"> = 0;</text:span></text:p>
      <text:p text:style-name="P3"/>
      <text:p text:style-name="P3"><text:span text:style-name="T4"><text:tab/><text:tab/>Scanner </text:span><text:span text:style-name="T15">scanner</text:span><text:span text:style-name="T4"> = </text:span><text:span text:style-name="T2">new</text:span><text:span text:style-name="T4"> Scanner(System.</text:span><text:span text:style-name="T19">in</text:span><text:span text:style-name="T4">);</text:span></text:p>
      <text:p text:style-name="P3"><text:span text:style-name="T4"><text:tab/><text:tab/></text:span><text:span text:style-name="T14">num_pedido</text:span><text:span text:style-name="T4"> = </text:span><text:span text:style-name="T14">scanner</text:span><text:span text:style-name="T4">.nextFloat();</text:span></text:p>
      <text:p text:style-name="P3"/>
      <text:p text:style-name="P3"><text:span text:style-name="T4"><text:tab/><text:tab/></text:span><text:span text:style-name="T2">return</text:span><text:span text:style-name="T4"> </text:span><text:span text:style-name="T14">num_pedido</text:span><text:span text:style-name="T4">;</text:span></text:p>
      <text:p text:style-name="P5"><text:tab/>}</text:p>
      <text:p text:style-name="P3"/>
      <text:p text:style-name="P3"><text:span text:style-name="T4"><text:tab/></text:span><text:span text:style-name="T2">public</text:span><text:span text:style-name="T4"> </text:span><text:span text:style-name="T2">static</text:span><text:span text:style-name="T4"> </text:span><text:span text:style-name="T2">float</text:span><text:span text:style-name="T4"> compararNumeros(</text:span><text:span text:style-name="T2">float</text:span><text:span text:style-name="T4"> </text:span><text:span text:style-name="T14">num1</text:span><text:span text:style-name="T4">, </text:span><text:span text:style-name="T2">float</text:span><text:span text:style-name="T4"> </text:span><text:span text:style-name="T14">num2</text:span><text:span text:style-name="T4">, </text:span><text:span text:style-name="T2">float</text:span><text:span text:style-name="T4"> </text:span><text:span text:style-name="T14">num3</text:span><text:span text:style-name="T4">) {</text:span></text:p>
      <text:p text:style-name="P5"><text:tab/><text:tab/></text:p>
      <text:p text:style-name="P3"><text:span text:style-name="T4"><text:tab/><text:tab/></text:span><text:span text:style-name="T2">float</text:span><text:span text:style-name="T4"> </text:span><text:span text:style-name="T14">numMayor</text:span><text:span text:style-name="T4"> = 0;</text:span></text:p>
      <text:p text:style-name="P3"/>
      <text:p text:style-name="P3"><text:span text:style-name="T4"><text:tab/><text:tab/></text:span><text:span text:style-name="T2">if</text:span><text:span text:style-name="T4"> (</text:span><text:span text:style-name="T14">num1</text:span><text:span text:style-name="T4"> &gt; </text:span><text:span text:style-name="T14">num2</text:span><text:span text:style-name="T4">)</text:span></text:p>
      <text:p text:style-name="P3"><text:span text:style-name="T4"><text:tab/><text:tab/><text:tab/></text:span><text:span text:style-name="T14">numMayor</text:span><text:span text:style-name="T4"> = </text:span><text:span text:style-name="T14">num1</text:span><text:span text:style-name="T4">;</text:span></text:p>
      <text:p text:style-name="P3"><text:soft-page-break/><text:span text:style-name="T4"><text:tab/><text:tab/></text:span><text:span text:style-name="T2">else</text:span></text:p>
      <text:p text:style-name="P3"><text:span text:style-name="T4"><text:tab/><text:tab/><text:tab/></text:span><text:span text:style-name="T14">numMayor</text:span><text:span text:style-name="T4"> = </text:span><text:span text:style-name="T14">num1</text:span><text:span text:style-name="T4">;</text:span></text:p>
      <text:p text:style-name="P3"><text:span text:style-name="T4"><text:tab/><text:tab/></text:span><text:span text:style-name="T2">if</text:span><text:span text:style-name="T4"> (</text:span><text:span text:style-name="T14">num3</text:span><text:span text:style-name="T4"> &gt; </text:span><text:span text:style-name="T14">numMayor</text:span><text:span text:style-name="T4">)</text:span></text:p>
      <text:p text:style-name="P3"><text:span text:style-name="T4"><text:tab/><text:tab/><text:tab/></text:span><text:span text:style-name="T14">numMayor</text:span><text:span text:style-name="T4"> = </text:span><text:span text:style-name="T14">num3</text:span><text:span text:style-name="T4">;</text:span></text:p>
      <text:p text:style-name="P5"><text:tab/><text:tab/></text:p>
      <text:p text:style-name="P5"><text:tab/><text:tab/></text:p>
      <text:p text:style-name="P5"><text:tab/><text:tab/></text:p>
      <text:p text:style-name="P3"><text:span text:style-name="T4"><text:tab/><text:tab/>System.</text:span><text:span text:style-name="T19">out</text:span><text:span text:style-name="T4">.println(</text:span><text:span text:style-name="T21">"El mayor de los tres números es:"</text:span><text:span text:style-name="T4"> +</text:span><text:span text:style-name="T14">numMayor</text:span><text:span text:style-name="T4">);</text:span></text:p>
      <text:p text:style-name="P5"><text:tab/><text:tab/></text:p>
      <text:p text:style-name="P3"><text:span text:style-name="T4"><text:tab/><text:tab/></text:span><text:span text:style-name="T2">return</text:span><text:span text:style-name="T4"> </text:span><text:span text:style-name="T14">numMayor</text:span><text:span text:style-name="T4">;</text:span></text:p>
      <text:p text:style-name="P5"><text:tab/>}</text:p>
      <text:p text:style-name="P3"/>
      <text:p text:style-name="P7"><text:span text:style-name="T5">}</text:span></text:p>
      <text:p text:style-name="P7"><text:span text:style-name="T5"/></text:p>
      <text:p text:style-name="P7"><text:span text:style-name="T5"/></text:p>
      <text:p text:style-name="P13"><text:span text:style-name="T7">Uso del </text:span><text:span text:style-name="T11">for</text:span><text:span text:style-name="T7">:</text:span></text:p>
      <text:p text:style-name="P13"><text:span text:style-name="T7"/></text:p>
      <text:p text:style-name="P4"><text:span text:style-name="T1">package</text:span><text:span text:style-name="T4"> edu.cam.femxa;</text:span></text:p>
      <text:p text:style-name="P3"/>
      <text:p text:style-name="P3"><text:span text:style-name="T2">public</text:span><text:span text:style-name="T4"> </text:span><text:span text:style-name="T2">class</text:span><text:span text:style-name="T4"> Principal3 {</text:span></text:p>
      <text:p text:style-name="P3"/>
      <text:p text:style-name="P3"><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
      <text:p text:style-name="P3"><text:span text:style-name="T4"><text:tab/><text:tab/></text:span><text:span text:style-name="T2">for</text:span><text:span text:style-name="T4"> </text:span><text:span text:style-name="T16">/* </text:span><text:span text:style-name="T17">haz</text:span><text:span text:style-name="T16"> </text:span><text:span text:style-name="T17">algo</text:span><text:span text:style-name="T16"> </text:span><text:span text:style-name="T17">desde</text:span><text:span text:style-name="T16"> </text:span><text:span text:style-name="T17">este</text:span><text:span text:style-name="T16"> </text:span><text:span text:style-name="T17">momento</text:span><text:span text:style-name="T16"> </text:span><text:span text:style-name="T17">hasta</text:span><text:span text:style-name="T16"> </text:span><text:span text:style-name="T17">este</text:span><text:span text:style-name="T16"> </text:span><text:span text:style-name="T17">momento</text:span><text:span text:style-name="T16"> */</text:span><text:span text:style-name="T4">(</text:span><text:span text:style-name="T2">int</text:span><text:span text:style-name="T4"> </text:span><text:span text:style-name="T14">i</text:span><text:span text:style-name="T4">=0</text:span><text:span text:style-name="T16">/* </text:span><text:span text:style-name="T17">principio</text:span><text:span text:style-name="T16">*/</text:span><text:span text:style-name="T4">; </text:span><text:span text:style-name="T14">i</text:span><text:span text:style-name="T4"> &lt;= 9 </text:span><text:span text:style-name="T16">/*</text:span><text:span text:style-name="T17">terminacion</text:span><text:span text:style-name="T16">*/</text:span><text:span text:style-name="T4"> ;</text:span><text:span text:style-name="T14">i</text:span><text:span text:style-name="T4"> = </text:span><text:span text:style-name="T14">i</text:span><text:span text:style-name="T4"> + 1 </text:span><text:span text:style-name="T16">/* </text:span><text:span text:style-name="T17">iteración</text:span><text:span text:style-name="T16">*/</text:span><text:span text:style-name="T4">)</text:span></text:p>
      <text:p text:style-name="P3"><text:span text:style-name="T4"><text:tab/><text:tab/>{</text:span><text:span text:style-name="T16">//</text:span><text:span text:style-name="T17">inicio</text:span></text:p>
      <text:p text:style-name="P5"><text:tab/><text:tab/><text:tab/></text:p>
      <text:p text:style-name="P5"><text:tab/><text:tab/><text:tab/></text:p>
      <text:p text:style-name="P3"><text:span text:style-name="T4"><text:tab/><text:tab/><text:tab/>System.</text:span><text:span text:style-name="T19">out</text:span><text:span text:style-name="T4">.println(</text:span><text:span text:style-name="T14">i</text:span><text:span text:style-name="T4">);</text:span></text:p>
      <text:p text:style-name="P3"><text:span text:style-name="T4"><text:tab/><text:tab/><text:tab/></text:span><text:span text:style-name="T16">//</text:span><text:span text:style-name="T17">cuerpo</text:span><text:span text:style-name="T16"> </text:span><text:span text:style-name="T17">del</text:span><text:span text:style-name="T16"> </text:span><text:span text:style-name="T17">bucle</text:span></text:p>
      <text:p text:style-name="P5"><text:tab/><text:tab/><text:tab/></text:p>
      <text:p text:style-name="P5"><text:tab/><text:tab/><text:tab/></text:p>
      <text:p text:style-name="P3"><text:span text:style-name="T4"><text:tab/><text:tab/>}</text:span><text:span text:style-name="T16">//fin </text:span><text:span text:style-name="T17">del</text:span><text:span text:style-name="T16"> ford</text:span></text:p>
      <text:p text:style-name="P5"><text:tab/>}</text:p>
      <text:p text:style-name="P3"/>
      <text:p text:style-name="P5">}</text:p>
      <text:p text:style-name="P13"><text:span text:style-name="T7"/></text:p>
      <text:p text:style-name="P13"><text:span text:style-name="T7"/></text:p>
      <text:p text:style-name="P13"><text:span text:style-name="T7">Pedir diez numeros con </text:span><text:span text:style-name="T11">for</text:span><text:span text:style-name="T7">:</text:span></text:p>
      <text:p text:style-name="P13"><text:span text:style-name="T7"/></text:p>
      <text:p text:style-name="P4"><text:span text:style-name="T1">package</text:span><text:span text:style-name="T4"> edu.cam.femxa;</text:span></text:p>
      <text:p text:style-name="P3"/>
      <text:p text:style-name="P3"><text:span text:style-name="T2">import</text:span><text:span text:style-name="T4"> java.util.Scanner;</text:span></text:p>
      <text:p text:style-name="P3"/>
      <text:p text:style-name="P3"><text:span text:style-name="T2">public</text:span><text:span text:style-name="T4"> </text:span><text:span text:style-name="T2">class</text:span><text:span text:style-name="T4"> Principal3 {</text:span></text:p>
      <text:p text:style-name="P3"><text:span text:style-name="T4"><text:tab/></text:span><text:span text:style-name="T2">public</text:span><text:span text:style-name="T4"> </text:span><text:span text:style-name="T2">static</text:span><text:span text:style-name="T4"> </text:span><text:span text:style-name="T2">float</text:span><text:span text:style-name="T4"> pedirNumero () {</text:span></text:p>
      <text:p text:style-name="P5"><text:tab/><text:tab/></text:p>
      <text:p text:style-name="P3"><text:span text:style-name="T4"><text:tab/><text:tab/></text:span><text:span text:style-name="T2">float</text:span><text:span text:style-name="T4"> </text:span><text:span text:style-name="T14">numero</text:span><text:span text:style-name="T4"> = 0;</text:span></text:p>
      <text:p text:style-name="P3"><text:span text:style-name="T4"><text:tab/><text:tab/>Scanner </text:span><text:span text:style-name="T14">scanner</text:span><text:span text:style-name="T4"> = </text:span><text:span text:style-name="T2">null</text:span><text:span text:style-name="T4">;</text:span></text:p>
      <text:p text:style-name="P5"><text:tab/><text:tab/></text:p>
      <text:p text:style-name="P3"><text:span text:style-name="T4"><text:tab/><text:tab/></text:span><text:span text:style-name="T15">scanner</text:span><text:span text:style-name="T13"> = </text:span><text:span text:style-name="T3">new</text:span><text:span text:style-name="T13"> Scanner(System.</text:span><text:span text:style-name="T20">in</text:span><text:span text:style-name="T13">)</text:span><text:span text:style-name="T4">;</text:span></text:p>
      <text:p text:style-name="P3"><text:span text:style-name="T4"><text:tab/><text:tab/></text:span><text:span text:style-name="T14">numero</text:span><text:span text:style-name="T4"> = </text:span><text:span text:style-name="T14">scanner</text:span><text:span text:style-name="T4">.nextFloat();</text:span></text:p>
      <text:p text:style-name="P5"><text:tab/><text:tab/></text:p>
      <text:p text:style-name="P3"><text:span text:style-name="T4"><text:tab/><text:tab/></text:span><text:span text:style-name="T2">return</text:span><text:span text:style-name="T4"> </text:span><text:span text:style-name="T14">numero</text:span><text:span text:style-name="T4">;</text:span></text:p>
      <text:p text:style-name="P5"><text:tab/>}</text:p>
      <text:p text:style-name="P3"><text:span text:style-name="T4"><text:tab/></text:span><text:span text:style-name="T2">public</text:span><text:span text:style-name="T4"> </text:span><text:span text:style-name="T2">static</text:span><text:span text:style-name="T4"> </text:span><text:span text:style-name="T2">void</text:span><text:span text:style-name="T4"> main(String[] </text:span><text:span text:style-name="T14">args</text:span><text:span text:style-name="T4">) {</text:span></text:p>
      <text:p text:style-name="P3"><text:span text:style-name="T4"><text:tab/><text:tab/></text:span><text:span text:style-name="T16">// </text:span><text:span text:style-name="T18">TODO</text:span><text:span text:style-name="T16"> Auto-generated method stub</text:span></text:p>
      <text:p text:style-name="P3"><text:span text:style-name="T4"><text:tab/><text:tab/></text:span><text:span text:style-name="T2">float</text:span><text:span text:style-name="T4"> </text:span><text:span text:style-name="T14">num_leido</text:span><text:span text:style-name="T4"> = 0;</text:span></text:p>
      <text:p text:style-name="P3"><text:span text:style-name="T4"><text:tab/><text:tab/></text:span><text:span text:style-name="T2">float</text:span><text:span text:style-name="T4"> </text:span><text:span text:style-name="T14">num_mayor</text:span><text:span text:style-name="T4"> = 0;</text:span></text:p>
      <text:p text:style-name="P5"><text:tab/><text:tab/></text:p>
      <text:p text:style-name="P3"><text:soft-page-break/><text:span text:style-name="T4"><text:tab/><text:tab/></text:span><text:span text:style-name="T2">for</text:span><text:span text:style-name="T4"> </text:span><text:span text:style-name="T16">/* </text:span><text:span text:style-name="T17">haz</text:span><text:span text:style-name="T16"> </text:span><text:span text:style-name="T17">algo</text:span><text:span text:style-name="T16"> </text:span><text:span text:style-name="T17">desde</text:span><text:span text:style-name="T16"> </text:span><text:span text:style-name="T17">este</text:span><text:span text:style-name="T16"> </text:span><text:span text:style-name="T17">momento</text:span><text:span text:style-name="T16"> </text:span><text:span text:style-name="T17">hasta</text:span><text:span text:style-name="T16"> </text:span><text:span text:style-name="T17">este</text:span><text:span text:style-name="T16"> </text:span><text:span text:style-name="T17">momento</text:span><text:span text:style-name="T16"> */</text:span><text:span text:style-name="T4">(</text:span><text:span text:style-name="T2">int</text:span><text:span text:style-name="T4"> </text:span><text:span text:style-name="T14">i</text:span><text:span text:style-name="T4">=1</text:span><text:span text:style-name="T16">/* </text:span><text:span text:style-name="T17">principio</text:span><text:span text:style-name="T16">*/</text:span><text:span text:style-name="T4">; </text:span><text:span text:style-name="T14">i</text:span><text:span text:style-name="T4"> &lt;= 10 </text:span><text:span text:style-name="T16">/*</text:span><text:span text:style-name="T17">terminacion</text:span><text:span text:style-name="T16">*/</text:span><text:span text:style-name="T4"> ;</text:span><text:span text:style-name="T14">i</text:span><text:span text:style-name="T4"> = </text:span><text:span text:style-name="T14">i</text:span><text:span text:style-name="T4"> + 1 </text:span><text:span text:style-name="T16">/* </text:span><text:span text:style-name="T17">iteración</text:span><text:span text:style-name="T16">*/</text:span><text:span text:style-name="T4">)</text:span></text:p>
      <text:p text:style-name="P3"><text:span text:style-name="T4"><text:tab/><text:tab/>{</text:span><text:span text:style-name="T16">//</text:span><text:span text:style-name="T17">inicio</text:span><text:span text:style-name="T16"> (</text:span><text:span text:style-name="T17">siempre</text:span><text:span text:style-name="T16"> </text:span><text:span text:style-name="T17">es</text:span><text:span text:style-name="T16"> </text:span><text:span text:style-name="T17">igual</text:span><text:span text:style-name="T16"> el for, solo </text:span><text:span text:style-name="T17">cambiando</text:span><text:span text:style-name="T16"> </text:span><text:span text:style-name="T17">los</text:span><text:span text:style-name="T16"> </text:span><text:span text:style-name="T17">valores</text:span></text:p>
      <text:p text:style-name="P5"><text:tab/><text:tab/><text:tab/></text:p>
      <text:p text:style-name="P3"><text:span text:style-name="T4"><text:tab/><text:tab/><text:tab/>System.</text:span><text:span text:style-name="T19">out</text:span><text:span text:style-name="T4">.println(</text:span><text:span text:style-name="T21">"Introduzca el número "</text:span><text:span text:style-name="T4"> + </text:span><text:span text:style-name="T14">i</text:span><text:span text:style-name="T4">);</text:span></text:p>
      <text:p text:style-name="P3"><text:span text:style-name="T4"><text:tab/><text:tab/><text:tab/></text:span><text:span text:style-name="T14">num_leido</text:span><text:span text:style-name="T4"> = </text:span><text:span text:style-name="T12">pedirNumero</text:span><text:span text:style-name="T4"> ();</text:span></text:p>
      <text:p text:style-name="P5"><text:tab/><text:tab/><text:tab/></text:p>
      <text:p text:style-name="P3"><text:span text:style-name="T4"><text:tab/><text:tab/><text:tab/></text:span><text:span text:style-name="T2">if</text:span><text:span text:style-name="T4"> (</text:span><text:span text:style-name="T14">num_leido</text:span><text:span text:style-name="T4"> &gt; </text:span><text:span text:style-name="T14">num_mayor</text:span><text:span text:style-name="T4">)</text:span></text:p>
      <text:p text:style-name="P5"><text:tab/><text:tab/><text:tab/>{</text:p>
      <text:p text:style-name="P3"><text:span text:style-name="T4"><text:tab/><text:tab/><text:tab/><text:tab/></text:span><text:span text:style-name="T14">num_mayor</text:span><text:span text:style-name="T4"> = </text:span><text:span text:style-name="T14">num_leido</text:span><text:span text:style-name="T4">;</text:span></text:p>
      <text:p text:style-name="P5"><text:tab/><text:tab/><text:tab/>}</text:p>
      <text:p text:style-name="P3"><text:span text:style-name="T4"><text:tab/><text:tab/><text:tab/>System.</text:span><text:span text:style-name="T19">out</text:span><text:span text:style-name="T4">.println(</text:span><text:span text:style-name="T21">"He terminado"</text:span><text:span text:style-name="T4">);</text:span></text:p>
      <text:p text:style-name="P5"><text:tab/><text:tab/><text:tab/></text:p>
      <text:p text:style-name="P3"><text:span text:style-name="T4"><text:tab/><text:tab/><text:tab/></text:span><text:span text:style-name="T16">//</text:span><text:span text:style-name="T17">cuerpo</text:span><text:span text:style-name="T16"> </text:span><text:span text:style-name="T17">del</text:span><text:span text:style-name="T16"> </text:span><text:span text:style-name="T17">bucle</text:span></text:p>
      <text:p text:style-name="P5"><text:tab/><text:tab/><text:tab/></text:p>
      <text:p text:style-name="P5"><text:tab/><text:tab/><text:tab/></text:p>
      <text:p text:style-name="P3"><text:span text:style-name="T4"><text:tab/><text:tab/>}</text:span><text:span text:style-name="T16">//fin </text:span><text:span text:style-name="T17">del</text:span><text:span text:style-name="T16"> for</text:span></text:p>
      <text:p text:style-name="P6"><text:span text:style-name="T7"><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3T15:29:32.85</meta:creation-date>
    <dc:date>2016-12-13T21:33:16.98</dc:date>
    <meta:editing-duration>PT3H46M59S</meta:editing-duration>
    <meta:editing-cycles>2</meta:editing-cycles>
    <meta:generator>OpenOffice/4.1.1$Win32 OpenOffice.org_project/411m6$Build-9775</meta:generator>
    <meta:document-statistic meta:table-count="0" meta:image-count="0" meta:object-count="0" meta:page-count="8" meta:paragraph-count="357" meta:word-count="1258" meta:character-count="9025"/>
  </office:meta>
</office:document-meta>
</file>